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3" style:family="table">
      <style:table-properties style:width="13.758cm" table:align="center"/>
    </style:style>
    <style:style style:name="Tabla3.A" style:family="table-column">
      <style:table-column-properties style:column-width="13.758cm"/>
    </style:style>
    <style:style style:name="Tabla3.A1" style:family="table-cell">
      <style:table-cell-properties style:vertical-align="middle" fo:padding="0.049cm" fo:border="none"/>
    </style:style>
    <style:style style:name="Tabla16" style:family="table">
      <style:table-properties style:width="13.501cm" table:align="center"/>
    </style:style>
    <style:style style:name="Tabla16.A" style:family="table-column">
      <style:table-column-properties style:column-width="4.006cm"/>
    </style:style>
    <style:style style:name="Tabla16.B" style:family="table-column">
      <style:table-column-properties style:column-width="9.495cm"/>
    </style:style>
    <style:style style:name="Tabla16.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16.B1" style:family="table-cell">
      <style:table-cell-properties style:vertical-align="middle" style:border-line-width-left="0.002cm 0.004cm 0.002cm" style:border-line-width-right="0.009cm 0.009cm 0.009cm" style:border-line-width-top="0.009cm 0.009cm 0.009cm" style:border-line-width-bottom="0.002cm 0.004cm 0.002cm" fo:padding="0.079cm" fo:border-left="0.15pt double #808080" fo:border-right="0.75pt double #808080" fo:border-top="0.75pt double #808080" fo:border-bottom="0.15pt double #808080"/>
    </style:style>
    <style:style style:name="Tabla16.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16.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6.A13"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16.B13"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6" style:family="table">
      <style:table-properties style:width="13.501cm" table:align="center"/>
    </style:style>
    <style:style style:name="Tabla16.A" style:family="table-column">
      <style:table-column-properties style:column-width="4.006cm"/>
    </style:style>
    <style:style style:name="Tabla16.B" style:family="table-column">
      <style:table-column-properties style:column-width="9.495cm"/>
    </style:style>
    <style:style style:name="Tabla16.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16.B1" style:family="table-cell">
      <style:table-cell-properties style:vertical-align="middle" style:border-line-width-left="0.002cm 0.004cm 0.002cm" style:border-line-width-right="0.009cm 0.009cm 0.009cm" style:border-line-width-top="0.009cm 0.009cm 0.009cm" style:border-line-width-bottom="0.002cm 0.004cm 0.002cm" fo:padding="0.079cm" fo:border-left="0.15pt double #808080" fo:border-right="0.75pt double #808080" fo:border-top="0.75pt double #808080" fo:border-bottom="0.15pt double #808080"/>
    </style:style>
    <style:style style:name="Tabla16.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16.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6.A13"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16.B13"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7" style:family="table">
      <style:table-properties style:width="10.677cm" table:align="center"/>
    </style:style>
    <style:style style:name="Tabla17.A" style:family="table-column">
      <style:table-column-properties style:column-width="10.677cm"/>
    </style:style>
    <style:style style:name="Tabla17.A1" style:family="table-cell">
      <style:table-cell-properties style:vertical-align="middle" fo:padding="0.049cm" fo:border="none"/>
    </style:style>
    <style:style style:name="Tabla18" style:family="table">
      <style:table-properties style:width="10.419cm" table:align="center"/>
    </style:style>
    <style:style style:name="Tabla18.A" style:family="table-column">
      <style:table-column-properties style:column-width="1.707cm"/>
    </style:style>
    <style:style style:name="Tabla18.B" style:family="table-column">
      <style:table-column-properties style:column-width="1.164cm"/>
    </style:style>
    <style:style style:name="Tabla18.C" style:family="table-column">
      <style:table-column-properties style:column-width="1.542cm"/>
    </style:style>
    <style:style style:name="Tabla18.D" style:family="table-column">
      <style:table-column-properties style:column-width="6.006cm"/>
    </style:style>
    <style:style style:name="Tabla18.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18.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18.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A5"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18.B5"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8.D5"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8" style:family="table">
      <style:table-properties style:width="10.419cm" table:align="center"/>
    </style:style>
    <style:style style:name="Tabla18.A" style:family="table-column">
      <style:table-column-properties style:column-width="1.707cm"/>
    </style:style>
    <style:style style:name="Tabla18.B" style:family="table-column">
      <style:table-column-properties style:column-width="1.164cm"/>
    </style:style>
    <style:style style:name="Tabla18.C" style:family="table-column">
      <style:table-column-properties style:column-width="1.542cm"/>
    </style:style>
    <style:style style:name="Tabla18.D" style:family="table-column">
      <style:table-column-properties style:column-width="6.006cm"/>
    </style:style>
    <style:style style:name="Tabla18.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18.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18.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18.A5"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18.B5"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8.D5"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9" style:family="table">
      <style:table-properties style:width="11.804cm" table:align="center"/>
    </style:style>
    <style:style style:name="Tabla19.A" style:family="table-column">
      <style:table-column-properties style:column-width="11.804cm"/>
    </style:style>
    <style:style style:name="Tabla19.A1" style:family="table-cell">
      <style:table-cell-properties style:vertical-align="middle" fo:padding="0.049cm" fo:border="none"/>
    </style:style>
    <style:style style:name="Tabla20" style:family="table">
      <style:table-properties style:width="11.546cm" table:align="center"/>
    </style:style>
    <style:style style:name="Tabla20.A" style:family="table-column">
      <style:table-column-properties style:column-width="2.224cm"/>
    </style:style>
    <style:style style:name="Tabla20.B" style:family="table-column">
      <style:table-column-properties style:column-width="1.774cm"/>
    </style:style>
    <style:style style:name="Tabla20.C" style:family="table-column">
      <style:table-column-properties style:column-width="1.542cm"/>
    </style:style>
    <style:style style:name="Tabla20.D" style:family="table-column">
      <style:table-column-properties style:column-width="6.006cm"/>
    </style:style>
    <style:style style:name="Tabla20.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20.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20.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6"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7"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8"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9"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0"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1"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A16"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20.B16"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0.D16"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0" style:family="table">
      <style:table-properties style:width="11.546cm" table:align="center"/>
    </style:style>
    <style:style style:name="Tabla20.A" style:family="table-column">
      <style:table-column-properties style:column-width="2.224cm"/>
    </style:style>
    <style:style style:name="Tabla20.B" style:family="table-column">
      <style:table-column-properties style:column-width="1.774cm"/>
    </style:style>
    <style:style style:name="Tabla20.C" style:family="table-column">
      <style:table-column-properties style:column-width="1.542cm"/>
    </style:style>
    <style:style style:name="Tabla20.D" style:family="table-column">
      <style:table-column-properties style:column-width="6.006cm"/>
    </style:style>
    <style:style style:name="Tabla20.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20.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20.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6"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7"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8"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9"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0"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1"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D1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0.A16"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20.B16"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0.D16"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1" style:family="table">
      <style:table-properties style:width="11.501cm" table:align="center"/>
    </style:style>
    <style:style style:name="Tabla21.A" style:family="table-column">
      <style:table-column-properties style:column-width="11.501cm"/>
    </style:style>
    <style:style style:name="Tabla21.A1" style:family="table-cell">
      <style:table-cell-properties style:vertical-align="middle" fo:padding="0.049cm" fo:border="none"/>
    </style:style>
    <style:style style:name="Tabla22" style:family="table">
      <style:table-properties style:width="11.243cm" table:align="center"/>
    </style:style>
    <style:style style:name="Tabla22.A" style:family="table-column">
      <style:table-column-properties style:column-width="2.461cm"/>
    </style:style>
    <style:style style:name="Tabla22.B" style:family="table-column">
      <style:table-column-properties style:column-width="1.235cm"/>
    </style:style>
    <style:style style:name="Tabla22.C" style:family="table-column">
      <style:table-column-properties style:column-width="1.542cm"/>
    </style:style>
    <style:style style:name="Tabla22.D" style:family="table-column">
      <style:table-column-properties style:column-width="6.006cm"/>
    </style:style>
    <style:style style:name="Tabla22.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22.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22.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6"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7"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8"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9"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0"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1"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A16"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22.B16"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2.D16"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2" style:family="table">
      <style:table-properties style:width="11.243cm" table:align="center"/>
    </style:style>
    <style:style style:name="Tabla22.A" style:family="table-column">
      <style:table-column-properties style:column-width="2.461cm"/>
    </style:style>
    <style:style style:name="Tabla22.B" style:family="table-column">
      <style:table-column-properties style:column-width="1.235cm"/>
    </style:style>
    <style:style style:name="Tabla22.C" style:family="table-column">
      <style:table-column-properties style:column-width="1.542cm"/>
    </style:style>
    <style:style style:name="Tabla22.D" style:family="table-column">
      <style:table-column-properties style:column-width="6.006cm"/>
    </style:style>
    <style:style style:name="Tabla22.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15pt double #808080"/>
    </style:style>
    <style:style style:name="Tabla22.A2"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15pt double #808080"/>
    </style:style>
    <style:style style:name="Tabla22.B2" style:family="table-cell">
      <style:table-cell-properties style:vertical-align="middle"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6"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7"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8"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9"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0"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1"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2"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3"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4"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D15" style:family="table-cell">
      <style:table-cell-properties style:border-line-width-left="0.002cm 0.004cm 0.002cm" style:border-line-width-right="0.009cm 0.009cm 0.009cm" style:border-line-width-bottom="0.002cm 0.004cm 0.002cm" fo:padding="0.079cm" fo:border-left="0.15pt double #808080" fo:border-right="0.75pt double #808080" fo:border-top="none" fo:border-bottom="0.15pt double #808080"/>
    </style:style>
    <style:style style:name="Tabla22.A16"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a22.B16" style:family="table-cell">
      <style:table-cell-properties style:vertical-align="middle"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22.D16" style:family="table-cell">
      <style:table-cell-properties style:border-line-width-left="0.002cm 0.004cm 0.002cm" style:border-line-width-right="0.009cm 0.009cm 0.009cm" style:border-line-width-bottom="0.009cm 0.009cm 0.009cm" fo:padding="0.079cm" fo:border-left="0.15pt double #808080" fo:border-right="0.75pt double #808080" fo:border-top="none" fo:border-bottom="0.75pt double #808080"/>
    </style:style>
    <style:style style:name="Tabla1" style:family="table">
      <style:table-properties style:width="11.384cm" table:align="left" fo:background-color="#e0e0e0">
        <style:background-image/>
      </style:table-properties>
    </style:style>
    <style:style style:name="Tabla1.A" style:family="table-column">
      <style:table-column-properties style:column-width="4.124cm"/>
    </style:style>
    <style:style style:name="Tabla1.B" style:family="table-column">
      <style:table-column-properties style:column-width="7.26cm"/>
    </style:style>
    <style:style style:name="Tabla1.A1" style:family="table-cell">
      <style:table-cell-properties fo:padding="0.106cm" fo:border-left="0.75pt solid #808080" fo:border-right="0.75pt solid #808080" fo:border-top="0.75pt solid #808080" fo:border-bottom="0.05pt solid #808080"/>
    </style:style>
    <style:style style:name="Tabla1.B1" style:family="table-cell">
      <style:table-cell-properties fo:padding="0.106cm" fo:border-left="0.05pt solid #808080" fo:border-right="0.75pt solid #808080" fo:border-top="0.75pt solid #808080" fo:border-bottom="0.05pt solid #808080"/>
    </style:style>
    <style:style style:name="Tabla1.A2" style:family="table-cell">
      <style:table-cell-properties fo:padding="0.106cm" fo:border-left="0.75pt solid #808080" fo:border-right="0.75pt solid #808080" fo:border-top="none" fo:border-bottom="0.05pt solid #808080"/>
    </style:style>
    <style:style style:name="Tabla1.B2" style:family="table-cell">
      <style:table-cell-properties fo:padding="0.106cm" fo:border-left="0.05pt solid #808080" fo:border-right="0.75pt solid #808080" fo:border-top="none" fo:border-bottom="0.05pt solid #808080"/>
    </style:style>
    <style:style style:name="Tabla1.A13" style:family="table-cell">
      <style:table-cell-properties fo:padding="0.106cm" fo:border-left="0.75pt solid #808080" fo:border-right="0.75pt solid #808080" fo:border-top="none" fo:border-bottom="0.75pt solid #808080"/>
    </style:style>
    <style:style style:name="Tabla1.B13" style:family="table-cell">
      <style:table-cell-properties fo:padding="0.106cm" fo:border-left="0.05pt solid #808080" fo:border-right="0.75pt solid #808080" fo:border-top="none" fo:border-bottom="0.75pt solid #808080"/>
    </style:style>
    <style:style style:name="Tabla2" style:family="table">
      <style:table-properties style:width="15.3cm" style:rel-width="90%" fo:margin-left="1.251cm" table:align="left"/>
    </style:style>
    <style:style style:name="Tabla2.A" style:family="table-column">
      <style:table-column-properties style:column-width="2.609cm" style:rel-column-width="10055*"/>
    </style:style>
    <style:style style:name="Tabla2.B" style:family="table-column">
      <style:table-column-properties style:column-width="12.691cm" style:rel-column-width="48925*"/>
    </style:style>
    <style:style style:name="Tabla2.A1" style:family="table-cell">
      <style:table-cell-properties fo:padding="0.049cm" fo:border="none"/>
    </style:style>
    <style:style style:name="Tabla4" style:family="table">
      <style:table-properties style:width="17cm" style:rel-width="100%" table:align="left" fo:background-color="#e0e0e0">
        <style:background-image/>
      </style:table-properties>
    </style:style>
    <style:style style:name="Tabla4.A" style:family="table-column">
      <style:table-column-properties style:column-width="17cm" style:rel-column-width="65535*"/>
    </style:style>
    <style:style style:name="Tabla4.A1" style:family="table-cell">
      <style:table-cell-properties style:vertical-align="middle" fo:padding="0.049cm" fo:border="none"/>
    </style:style>
    <style:style style:name="Tabla5" style:family="table">
      <style:table-properties style:width="17cm" style:rel-width="100%" table:align="left" fo:background-color="#e0e0e0">
        <style:background-image/>
      </style:table-properties>
    </style:style>
    <style:style style:name="Tabla5.A" style:family="table-column">
      <style:table-column-properties style:column-width="17cm" style:rel-column-width="65535*"/>
    </style:style>
    <style:style style:name="Tabla5.A1" style:family="table-cell">
      <style:table-cell-properties style:vertical-align="middle" fo:padding="0.049cm" fo:border="none"/>
    </style:style>
    <style:style style:name="Tabla6" style:family="table">
      <style:table-properties style:width="17cm" style:rel-width="100%" table:align="left" fo:background-color="#e0e0e0">
        <style:background-image/>
      </style:table-properties>
    </style:style>
    <style:style style:name="Tabla6.A" style:family="table-column">
      <style:table-column-properties style:column-width="17cm" style:rel-column-width="65535*"/>
    </style:style>
    <style:style style:name="Tabla6.A1" style:family="table-cell">
      <style:table-cell-properties style:vertical-align="middle" fo:padding="0.049cm" fo:border="none"/>
    </style:style>
    <style:style style:name="Tabla7" style:family="table">
      <style:table-properties style:width="17cm" style:rel-width="100%" table:align="left" fo:background-color="#e0e0e0">
        <style:background-image/>
      </style:table-properties>
    </style:style>
    <style:style style:name="Tabla7.A" style:family="table-column">
      <style:table-column-properties style:column-width="17cm" style:rel-column-width="65535*"/>
    </style:style>
    <style:style style:name="Tabla7.A1" style:family="table-cell">
      <style:table-cell-properties style:vertical-align="middle" fo:padding="0.049cm" fo:border="none"/>
    </style:style>
    <style:style style:name="Tabla8" style:family="table">
      <style:table-properties style:width="17cm" style:rel-width="100%" table:align="left" fo:background-color="#e0e0e0">
        <style:background-image/>
      </style:table-properties>
    </style:style>
    <style:style style:name="Tabla8.A" style:family="table-column">
      <style:table-column-properties style:column-width="17cm" style:rel-column-width="65535*"/>
    </style:style>
    <style:style style:name="Tabla8.A1" style:family="table-cell">
      <style:table-cell-properties style:vertical-align="middle" fo:padding="0.049cm" fo:border="none"/>
    </style:style>
    <style:style style:name="Tabla9" style:family="table">
      <style:table-properties style:width="17cm" style:rel-width="100%" table:align="left" fo:background-color="#e0e0e0">
        <style:background-image/>
      </style:table-properties>
    </style:style>
    <style:style style:name="Tabla9.A" style:family="table-column">
      <style:table-column-properties style:column-width="17cm" style:rel-column-width="65535*"/>
    </style:style>
    <style:style style:name="Tabla9.A1" style:family="table-cell">
      <style:table-cell-properties style:vertical-align="middle" fo:padding="0.049cm" fo:border="none"/>
    </style:style>
    <style:style style:name="Tabla10" style:family="table">
      <style:table-properties style:width="17cm" style:rel-width="100%" table:align="left" fo:background-color="#e0e0e0">
        <style:background-image/>
      </style:table-properties>
    </style:style>
    <style:style style:name="Tabla10.A" style:family="table-column">
      <style:table-column-properties style:column-width="17cm" style:rel-column-width="65535*"/>
    </style:style>
    <style:style style:name="Tabla10.A1" style:family="table-cell">
      <style:table-cell-properties style:vertical-align="middle" fo:padding="0.049cm" fo:border="none"/>
    </style:style>
    <style:style style:name="Tabla11" style:family="table">
      <style:table-properties style:width="17cm" style:rel-width="100%" table:align="left" fo:background-color="#e0e0e0">
        <style:background-image/>
      </style:table-properties>
    </style:style>
    <style:style style:name="Tabla11.A" style:family="table-column">
      <style:table-column-properties style:column-width="17cm" style:rel-column-width="65535*"/>
    </style:style>
    <style:style style:name="Tabla11.A1" style:family="table-cell">
      <style:table-cell-properties style:vertical-align="middle" fo:padding="0.049cm" fo:border="none"/>
    </style:style>
    <style:style style:name="Tabla12" style:family="table">
      <style:table-properties style:width="16.538cm" fo:margin-left="1.251cm" table:align="left" fo:background-color="#e0e0e0">
        <style:background-image/>
      </style:table-properties>
    </style:style>
    <style:style style:name="Tabla12.A" style:family="table-column">
      <style:table-column-properties style:column-width="16.538cm"/>
    </style:style>
    <style:style style:name="Tabla12.A1" style:family="table-cell">
      <style:table-cell-properties style:vertical-align="middle" fo:padding="0.049cm" fo:border="none"/>
    </style:style>
    <style:style style:name="Tabla13" style:family="table">
      <style:table-properties style:width="15.3cm" style:rel-width="90%" fo:margin-left="1.251cm" table:align="left" fo:background-color="#e0e0e0">
        <style:background-image/>
      </style:table-properties>
    </style:style>
    <style:style style:name="Tabla13.A" style:family="table-column">
      <style:table-column-properties style:column-width="15.3cm" style:rel-column-width="58980*"/>
    </style:style>
    <style:style style:name="Tabla13.A1" style:family="table-cell">
      <style:table-cell-properties style:vertical-align="middle" fo:padding="0.049cm" fo:border="none"/>
    </style:style>
    <style:style style:name="Tabla14" style:family="table">
      <style:table-properties style:width="15.3cm" style:rel-width="90%" fo:margin-left="1.251cm" table:align="left" fo:background-color="#e0e0e0">
        <style:background-image/>
      </style:table-properties>
    </style:style>
    <style:style style:name="Tabla14.A" style:family="table-column">
      <style:table-column-properties style:column-width="15.3cm" style:rel-column-width="58980*"/>
    </style:style>
    <style:style style:name="Tabla14.A1" style:family="table-cell">
      <style:table-cell-properties style:vertical-align="middle" fo:padding="0.049cm" fo:border="none"/>
    </style:style>
    <style:style style:name="Tabla15" style:family="table">
      <style:table-properties style:width="17cm" style:rel-width="100%" table:align="left" fo:background-color="#e0e0e0">
        <style:background-image/>
      </style:table-properties>
    </style:style>
    <style:style style:name="Tabla15.A" style:family="table-column">
      <style:table-column-properties style:column-width="17cm" style:rel-column-width="65535*"/>
    </style:style>
    <style:style style:name="Tabla15.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officeooo:rsid="0008b39f" officeooo:paragraph-rsid="0008b39f"/>
    </style:style>
    <style:style style:name="P4" style:family="paragraph" style:parent-style-name="Standard">
      <style:text-properties style:text-underline-style="none" officeooo:rsid="0008b39f" officeooo:paragraph-rsid="0008b39f"/>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top="0cm" fo:margin-bottom="0.499cm" style:contextual-spacing="false"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margin-top="0cm" fo:margin-bottom="0cm" style:contextual-spacing="false" fo:text-align="center" style:justify-single-word="false"/>
    </style:style>
    <style:style style:name="P10" style:family="paragraph" style:parent-style-name="Text_20_body">
      <style:text-properties fo:font-weight="bold"/>
    </style:style>
    <style:style style:name="P11" style:family="paragraph" style:parent-style-name="Table_20_Contents">
      <style:paragraph-properties fo:text-align="start" style:justify-single-word="false"/>
      <style:text-properties fo:font-weight="bold"/>
    </style:style>
    <style:style style:name="P12" style:family="paragraph" style:parent-style-name="Table_20_Heading">
      <style:paragraph-properties fo:text-align="start" style:justify-single-word="false"/>
      <style:text-properties fo:font-weight="bold"/>
    </style:style>
    <style:style style:name="P13" style:family="paragraph" style:parent-style-name="Table_20_Contents">
      <style:paragraph-properties fo:text-align="center" style:justify-single-word="false"/>
      <style:text-properties fo:font-weight="bold"/>
    </style:style>
    <style:style style:name="P14" style:family="paragraph" style:parent-style-name="Table_20_Contents">
      <style:paragraph-properties fo:text-align="end" style:justify-single-word="false"/>
      <style:text-properties fo:font-weight="bold"/>
    </style:style>
    <style:style style:name="P15" style:family="paragraph" style:parent-style-name="Text_20_body">
      <style:paragraph-properties fo:margin-top="0cm" fo:margin-bottom="0cm" style:contextual-spacing="false"/>
    </style:style>
    <style:style style:name="P16" style:family="paragraph" style:parent-style-name="Standard">
      <style:paragraph-properties fo:margin-top="0cm" fo:margin-bottom="0cm" style:contextual-spacing="false"/>
      <style:text-properties fo:font-size="2pt" style:font-size-asian="2pt" style:font-size-complex="2pt"/>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text-align="end" style:justify-single-word="false"/>
    </style:style>
    <style:style style:name="P19" style:family="paragraph" style:parent-style-name="Preformatted_20_Text">
      <style:paragraph-properties fo:margin-top="0cm" fo:margin-bottom="0.499cm" style:contextual-spacing="false"/>
    </style:style>
    <style:style style:name="P20" style:family="paragraph" style:parent-style-name="Standard">
      <style:paragraph-properties fo:break-before="page"/>
      <style:text-properties officeooo:paragraph-rsid="00117478"/>
    </style:style>
    <style:style style:name="P21" style:family="paragraph" style:parent-style-name="Standard">
      <style:text-properties officeooo:paragraph-rsid="001297e4"/>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style>
    <style:style style:name="T2" style:family="text">
      <style:text-properties fo:font-weight="bold"/>
    </style:style>
    <style:style style:name="T3" style:family="text">
      <style:text-properties style:text-position="33% 80%"/>
    </style:style>
    <style:style style:name="T4" style:family="text">
      <style:text-properties officeooo:rsid="000a6ade"/>
    </style:style>
    <style:style style:name="T5" style:family="text">
      <style:text-properties officeooo:rsid="0010bc6c"/>
    </style:style>
    <style:style style:name="T6"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blas internas </text:h>
      <text:p text:style-name="Text_20_body">En las tablas presentadas en esta sección mostramos el contenido de las tablas que PostgreSQL utiliza como catálogos para mantener el sistema. Es en base a la idea de mantener todo en tablas que PostgreSQL, a diferencia de otros manejadores de bases de datos, es extensible. La mayoría de la información presentada en esta sección ha sido extraída de examinar el código fuente de PostgreSQL y por esta razón se halla incompleta. Sin embargo, hemos procurado mostrar al menos la más importante para los desarrolladores. </text:p>
      <text:p text:style-name="Text_20_body"/>
      <text:p text:style-name="P16"><text:bookmark text:name="1048"/></text:p>
      <text:p text:style-name="P9"><text:span text:style-name="Strong_20_Emphasis">Tabla:</text:span> Catálogo del sistema PostgreSQL. Cada base de datos tiene estas mismas tablas, salvo por la primera que es única, que almacenan cada una de las partes que componen la base de datos.</text:p>
      <table:table table:name="Tabla3" table:style-name="Tabla3">
        <table:table-column table:style-name="Tabla3.A"/>
        <table:table-row>
          <table:table-cell table:style-name="Tabla3.A1" office:value-type="string">
            <table:table table:name="Tabla16" table:style-name="Tabla16">
              <table:table-column table:style-name="Tabla16.A"/>
              <table:table-column table:style-name="Tabla16.B"/>
              <table:table-row>
                <table:table-cell table:style-name="Tabla16.A1" office:value-type="string">
                  <text:p text:style-name="P11">Nombre del catálogo</text:p>
                </table:table-cell>
                <table:table-cell table:style-name="Tabla16.B1" office:value-type="string">
                  <text:p text:style-name="P11">Descripción</text:p>
                </table:table-cell>
              </table:table-row>
              <table:table-row>
                <table:table-cell table:style-name="Tabla16.A2" office:value-type="string">
                  <text:p text:style-name="P5">pg_database</text:p>
                </table:table-cell>
                <table:table-cell table:style-name="Tabla16.B2" office:value-type="string">
                  <text:p text:style-name="P5">Bases de datos</text:p>
                </table:table-cell>
              </table:table-row>
              <table:table-row>
                <table:table-cell table:style-name="Tabla16.A2" office:value-type="string">
                  <text:p text:style-name="P5">pg_class</text:p>
                </table:table-cell>
                <table:table-cell table:style-name="Tabla16.B2" office:value-type="string">
                  <text:p text:style-name="P5">Clases o tablas</text:p>
                </table:table-cell>
              </table:table-row>
              <table:table-row>
                <table:table-cell table:style-name="Tabla16.A2" office:value-type="string">
                  <text:p text:style-name="P5">pg_attribute</text:p>
                </table:table-cell>
                <table:table-cell table:style-name="Tabla16.B2" office:value-type="string">
                  <text:p text:style-name="P5">Atributos o campos de la clase o tabla</text:p>
                </table:table-cell>
              </table:table-row>
              <table:table-row>
                <table:table-cell table:style-name="Tabla16.A2" office:value-type="string">
                  <text:p text:style-name="P5">pg_index</text:p>
                </table:table-cell>
                <table:table-cell table:style-name="Tabla16.B2" office:value-type="string">
                  <text:p text:style-name="P5">Índices secundarios</text:p>
                </table:table-cell>
              </table:table-row>
              <table:table-row>
                <table:table-cell table:style-name="Tabla16.A2" office:value-type="string">
                  <text:p text:style-name="P5">pg_proc</text:p>
                </table:table-cell>
                <table:table-cell table:style-name="Tabla16.B2" office:value-type="string">
                  <text:p text:style-name="P5">Procedimientos (en C y en SQL)</text:p>
                </table:table-cell>
              </table:table-row>
              <table:table-row>
                <table:table-cell table:style-name="Tabla16.A2" office:value-type="string">
                  <text:p text:style-name="P5">pg_type</text:p>
                </table:table-cell>
                <table:table-cell table:style-name="Tabla16.B2" office:value-type="string">
                  <text:p text:style-name="P5">Tipos de datos (del sistema y definidos por el usuario)</text:p>
                </table:table-cell>
              </table:table-row>
              <table:table-row>
                <table:table-cell table:style-name="Tabla16.A2" office:value-type="string">
                  <text:p text:style-name="P5">pg_operator</text:p>
                </table:table-cell>
                <table:table-cell table:style-name="Tabla16.B2" office:value-type="string">
                  <text:p text:style-name="P5">Operadores (del sistema y definidos por el usuario)</text:p>
                </table:table-cell>
              </table:table-row>
              <table:table-row>
                <table:table-cell table:style-name="Tabla16.A2" office:value-type="string">
                  <text:p text:style-name="P5">pg_aggregate</text:p>
                </table:table-cell>
                <table:table-cell table:style-name="Tabla16.B2" office:value-type="string">
                  <text:p text:style-name="P5">Agregados y funciones agregadas</text:p>
                </table:table-cell>
              </table:table-row>
              <table:table-row>
                <table:table-cell table:style-name="Tabla16.A2" office:value-type="string">
                  <text:p text:style-name="P5">pg_am</text:p>
                </table:table-cell>
                <table:table-cell table:style-name="Tabla16.B2" office:value-type="string">
                  <text:p text:style-name="P5">Métodos de acceso</text:p>
                </table:table-cell>
              </table:table-row>
              <table:table-row>
                <table:table-cell table:style-name="Tabla16.A2" office:value-type="string">
                  <text:p text:style-name="P5">pg_amop</text:p>
                </table:table-cell>
                <table:table-cell table:style-name="Tabla16.B2" office:value-type="string">
                  <text:p text:style-name="P5">Operadores de métodos de acceso</text:p>
                </table:table-cell>
              </table:table-row>
              <table:table-row>
                <table:table-cell table:style-name="Tabla16.A2" office:value-type="string">
                  <text:p text:style-name="P5">pg_amproc</text:p>
                </table:table-cell>
                <table:table-cell table:style-name="Tabla16.B2" office:value-type="string">
                  <text:p text:style-name="P5">Funciones de soporte para métodos de acceso</text:p>
                </table:table-cell>
              </table:table-row>
              <table:table-row>
                <table:table-cell table:style-name="Tabla16.A13" office:value-type="string">
                  <text:p text:style-name="P5">pg_opclass</text:p>
                </table:table-cell>
                <table:table-cell table:style-name="Tabla16.B13" office:value-type="string">
                  <text:p text:style-name="P5">Clases de operadores de métodos de acceso</text:p>
                </table:table-cell>
              </table:table-row>
            </table:table>
            <text:p text:style-name="P17"><text:bookmark text:name="tab:catalogo"/></text:p>
          </table:table-cell>
        </table:table-row>
      </table:table>
      <text:p text:style-name="Text_20_body"/>
      <text:p text:style-name="Text_20_body"/>
      <text:p text:style-name="P16"><text:bookmark text:name="1060"/></text:p>
      <text:p text:style-name="P9"><text:span text:style-name="Strong_20_Emphasis">Tabla 9.2:</text:span> Tabla que contiene todas las bases de datos que existen en el sistema. Vale la pena consultarla en aplicaciones que impliquen explorar diversos aspectos.</text:p>
      <table:table table:name="Tabla17" table:style-name="Tabla17">
        <table:table-column table:style-name="Tabla17.A"/>
        <table:table-row>
          <table:table-cell table:style-name="Tabla17.A1" office:value-type="string">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3">Table = pg_database</text:p>
                </table:table-cell>
                <table:covered-table-cell/>
                <table:covered-table-cell/>
                <table:covered-table-cell/>
              </table:table-row>
              <table:table-row>
                <table:table-cell table:style-name="Tabla18.A2" office:value-type="string">
                  <text:p text:style-name="P12">Field</text:p>
                </table:table-cell>
                <table:table-cell table:style-name="Tabla18.B2" office:value-type="string">
                  <text:p text:style-name="P11">Type</text:p>
                </table:table-cell>
                <table:table-cell table:style-name="Tabla18.B2" office:value-type="string">
                  <text:p text:style-name="P14">Length</text:p>
                </table:table-cell>
                <table:table-cell table:style-name="Tabla18.D2" office:value-type="string">
                  <text:p text:style-name="P11">Description</text:p>
                </table:table-cell>
              </table:table-row>
              <table:table-row>
                <table:table-cell table:style-name="Tabla18.A2" office:value-type="string">
                  <text:p text:style-name="P5">datname</text:p>
                </table:table-cell>
                <table:table-cell table:style-name="Tabla18.B2" office:value-type="string">
                  <text:p text:style-name="P5">name</text:p>
                </table:table-cell>
                <table:table-cell table:style-name="Tabla18.B2" office:value-type="string">
                  <text:p text:style-name="P18">32</text:p>
                </table:table-cell>
                <table:table-cell table:style-name="Tabla18.D2" office:value-type="string">
                  <text:p text:style-name="P5">Nombre de la base</text:p>
                </table:table-cell>
              </table:table-row>
              <table:table-row>
                <table:table-cell table:style-name="Tabla18.A2" office:value-type="string">
                  <text:p text:style-name="P5">datdba</text:p>
                </table:table-cell>
                <table:table-cell table:style-name="Tabla18.B2" office:value-type="string">
                  <text:p text:style-name="P5">int4</text:p>
                </table:table-cell>
                <table:table-cell table:style-name="Tabla18.B2" office:value-type="string">
                  <text:p text:style-name="P18">4</text:p>
                </table:table-cell>
                <table:table-cell table:style-name="Tabla18.D2" office:value-type="string">
                  <text:p text:style-name="P5">Uid del dababase admin</text:p>
                </table:table-cell>
              </table:table-row>
              <table:table-row>
                <table:table-cell table:style-name="Tabla18.A5" office:value-type="string">
                  <text:p text:style-name="P5">datpath</text:p>
                </table:table-cell>
                <table:table-cell table:style-name="Tabla18.B5" office:value-type="string">
                  <text:p text:style-name="P5">text</text:p>
                </table:table-cell>
                <table:table-cell table:style-name="Tabla18.B5" office:value-type="string">
                  <text:p text:style-name="P18">var</text:p>
                </table:table-cell>
                <table:table-cell table:style-name="Tabla18.D5" office:value-type="string">
                  <text:p text:style-name="P5">El path para llegar hasta la base</text:p>
                </table:table-cell>
              </table:table-row>
            </table:table>
            <text:p text:style-name="P17"><text:bookmark text:name="tab:database"/></text:p>
          </table:table-cell>
        </table:table-row>
      </table:table>
      <text:p text:style-name="Text_20_body"/>
      <text:p text:style-name="Text_20_body"/>
      <text:p text:style-name="Text_20_body"/>
      <text:p text:style-name="Text_20_body"/>
      <text:p text:style-name="P16"><text:bookmark text:name="1073"/></text:p>
      <text:p text:style-name="P9"><text:soft-page-break/><text:span text:style-name="Strong_20_Emphasis">Tabla 9.3:</text:span> Tabla que contiene todas las tablas en la base de datos actual.</text:p>
      <table:table table:name="Tabla19" table:style-name="Tabla19">
        <table:table-column table:style-name="Tabla19.A"/>
        <table:table-row>
          <table:table-cell table:style-name="Tabla19.A1" office:value-type="string">
            <table:table table:name="Tabla20" table:style-name="Tabla20">
              <table:table-column table:style-name="Tabla20.A"/>
              <table:table-column table:style-name="Tabla20.B"/>
              <table:table-column table:style-name="Tabla20.C"/>
              <table:table-column table:style-name="Tabla20.D"/>
              <table:table-row>
                <table:table-cell table:style-name="Tabla20.A1" table:number-columns-spanned="4" office:value-type="string">
                  <text:p text:style-name="P13">Table = pg_class</text:p>
                </table:table-cell>
                <table:covered-table-cell/>
                <table:covered-table-cell/>
                <table:covered-table-cell/>
              </table:table-row>
              <table:table-row>
                <table:table-cell table:style-name="Tabla20.A2" office:value-type="string">
                  <text:p text:style-name="P12">Field</text:p>
                </table:table-cell>
                <table:table-cell table:style-name="Tabla20.B2" office:value-type="string">
                  <text:p text:style-name="P11">Type</text:p>
                </table:table-cell>
                <table:table-cell table:style-name="Tabla20.B2" office:value-type="string">
                  <text:p text:style-name="P14">Length</text:p>
                </table:table-cell>
                <table:table-cell table:style-name="Tabla20.D2" office:value-type="string">
                  <text:p text:style-name="P11">Description</text:p>
                </table:table-cell>
              </table:table-row>
              <table:table-row>
                <table:table-cell table:style-name="Tabla20.A2" office:value-type="string">
                  <text:p text:style-name="P5">relname</text:p>
                </table:table-cell>
                <table:table-cell table:style-name="Tabla20.B2" office:value-type="string">
                  <text:p text:style-name="P5">name</text:p>
                </table:table-cell>
                <table:table-cell table:style-name="Tabla20.B2" office:value-type="string">
                  <text:p text:style-name="P18">32</text:p>
                </table:table-cell>
                <table:table-cell table:style-name="Tabla20.D2" office:value-type="string">
                  <text:p text:style-name="P5">Nombre de la tabla</text:p>
                </table:table-cell>
              </table:table-row>
              <table:table-row>
                <table:table-cell table:style-name="Tabla20.A2" office:value-type="string">
                  <text:p text:style-name="P5">reltype</text:p>
                </table:table-cell>
                <table:table-cell table:style-name="Tabla20.B2" office:value-type="string">
                  <text:p text:style-name="P5">oid</text:p>
                </table:table-cell>
                <table:table-cell table:style-name="Tabla20.B2" office:value-type="string">
                  <text:p text:style-name="P18">4</text:p>
                </table:table-cell>
                <table:table-cell table:style-name="Tabla20.D2" office:value-type="string">
                  <text:p text:style-name="P5">El Object Id de la tabla</text:p>
                </table:table-cell>
              </table:table-row>
              <table:table-row>
                <table:table-cell table:style-name="Tabla20.A2" office:value-type="string">
                  <text:p text:style-name="P5">relowner</text:p>
                </table:table-cell>
                <table:table-cell table:style-name="Tabla20.B2" office:value-type="string">
                  <text:p text:style-name="P5">oid</text:p>
                </table:table-cell>
                <table:table-cell table:style-name="Tabla20.B2" office:value-type="string">
                  <text:p text:style-name="P18">4</text:p>
                </table:table-cell>
                <table:table-cell table:style-name="Tabla20.D2" office:value-type="string">
                  <text:p text:style-name="P5">El UID (postgres) del dueño de la tabla</text:p>
                </table:table-cell>
              </table:table-row>
              <table:table-row>
                <table:table-cell table:style-name="Tabla20.A2" office:value-type="string">
                  <text:p text:style-name="P5">relam</text:p>
                </table:table-cell>
                <table:table-cell table:style-name="Tabla20.B2" office:value-type="string">
                  <text:p text:style-name="P5">oid</text:p>
                </table:table-cell>
                <table:table-cell table:style-name="Tabla20.B2" office:value-type="string">
                  <text:p text:style-name="P18">4</text:p>
                </table:table-cell>
                <table:table-cell table:style-name="Tabla20.D2" office:value-type="string">
                  <text:p text:style-name="P5"> </text:p>
                </table:table-cell>
              </table:table-row>
              <table:table-row>
                <table:table-cell table:style-name="Tabla20.A2" office:value-type="string">
                  <text:p text:style-name="P5">relpages</text:p>
                </table:table-cell>
                <table:table-cell table:style-name="Tabla20.B2" office:value-type="string">
                  <text:p text:style-name="P5">int4</text:p>
                </table:table-cell>
                <table:table-cell table:style-name="Tabla20.B2" office:value-type="string">
                  <text:p text:style-name="P18">4</text:p>
                </table:table-cell>
                <table:table-cell table:style-name="Tabla20.D2" office:value-type="string">
                  <text:p text:style-name="P5">Número de páginas ocupadas por la tabla</text:p>
                </table:table-cell>
              </table:table-row>
              <table:table-row>
                <table:table-cell table:style-name="Tabla20.A2" office:value-type="string">
                  <text:p text:style-name="P5">reltuples</text:p>
                </table:table-cell>
                <table:table-cell table:style-name="Tabla20.B2" office:value-type="string">
                  <text:p text:style-name="P5">int4</text:p>
                </table:table-cell>
                <table:table-cell table:style-name="Tabla20.B2" office:value-type="string">
                  <text:p text:style-name="P18">4</text:p>
                </table:table-cell>
                <table:table-cell table:style-name="Tabla20.D2" office:value-type="string">
                  <text:p text:style-name="P5">Número de tuplas en la tabla</text:p>
                </table:table-cell>
              </table:table-row>
              <table:table-row>
                <table:table-cell table:style-name="Tabla20.A2" office:value-type="string">
                  <text:p text:style-name="P5">relhasindex</text:p>
                </table:table-cell>
                <table:table-cell table:style-name="Tabla20.B2" office:value-type="string">
                  <text:p text:style-name="P5">bool</text:p>
                </table:table-cell>
                <table:table-cell table:style-name="Tabla20.B2" office:value-type="string">
                  <text:p text:style-name="P18">1</text:p>
                </table:table-cell>
                <table:table-cell table:style-name="Tabla20.D2" office:value-type="string">
                  <text:p text:style-name="P5">Verdadero si tiene al menos un índice</text:p>
                </table:table-cell>
              </table:table-row>
              <table:table-row>
                <table:table-cell table:style-name="Tabla20.A2" office:value-type="string">
                  <text:p text:style-name="P5">relisshared</text:p>
                </table:table-cell>
                <table:table-cell table:style-name="Tabla20.B2" office:value-type="string">
                  <text:p text:style-name="P5">bool</text:p>
                </table:table-cell>
                <table:table-cell table:style-name="Tabla20.B2" office:value-type="string">
                  <text:p text:style-name="P18">1</text:p>
                </table:table-cell>
                <table:table-cell table:style-name="Tabla20.D2" office:value-type="string">
                  <text:p text:style-name="P5"> </text:p>
                </table:table-cell>
              </table:table-row>
              <table:table-row>
                <table:table-cell table:style-name="Tabla20.A2" office:value-type="string">
                  <text:p text:style-name="P5">relkind</text:p>
                </table:table-cell>
                <table:table-cell table:style-name="Tabla20.B2" office:value-type="string">
                  <text:p text:style-name="P5">char</text:p>
                </table:table-cell>
                <table:table-cell table:style-name="Tabla20.B2" office:value-type="string">
                  <text:p text:style-name="P18">1</text:p>
                </table:table-cell>
                <table:table-cell table:style-name="Tabla20.D2" office:value-type="string">
                  <text:p text:style-name="P5"> </text:p>
                </table:table-cell>
              </table:table-row>
              <table:table-row>
                <table:table-cell table:style-name="Tabla20.A2" office:value-type="string">
                  <text:p text:style-name="P5">relnatts</text:p>
                </table:table-cell>
                <table:table-cell table:style-name="Tabla20.B2" office:value-type="string">
                  <text:p text:style-name="P5">int2</text:p>
                </table:table-cell>
                <table:table-cell table:style-name="Tabla20.B2" office:value-type="string">
                  <text:p text:style-name="P18">2</text:p>
                </table:table-cell>
                <table:table-cell table:style-name="Tabla20.D2" office:value-type="string">
                  <text:p text:style-name="P5">Número de atributos</text:p>
                </table:table-cell>
              </table:table-row>
              <table:table-row>
                <table:table-cell table:style-name="Tabla20.A2" office:value-type="string">
                  <text:p text:style-name="P5">relchecks</text:p>
                </table:table-cell>
                <table:table-cell table:style-name="Tabla20.B2" office:value-type="string">
                  <text:p text:style-name="P5">int2</text:p>
                </table:table-cell>
                <table:table-cell table:style-name="Tabla20.B2" office:value-type="string">
                  <text:p text:style-name="P18">2</text:p>
                </table:table-cell>
                <table:table-cell table:style-name="Tabla20.D2" office:value-type="string">
                  <text:p text:style-name="P5"> </text:p>
                </table:table-cell>
              </table:table-row>
              <table:table-row>
                <table:table-cell table:style-name="Tabla20.A2" office:value-type="string">
                  <text:p text:style-name="P5">reltriggers</text:p>
                </table:table-cell>
                <table:table-cell table:style-name="Tabla20.B2" office:value-type="string">
                  <text:p text:style-name="P5">int2</text:p>
                </table:table-cell>
                <table:table-cell table:style-name="Tabla20.B2" office:value-type="string">
                  <text:p text:style-name="P18">2</text:p>
                </table:table-cell>
                <table:table-cell table:style-name="Tabla20.D2" office:value-type="string">
                  <text:p text:style-name="P5">Número de <text:span text:style-name="Emphasis">triggers</text:span> asociados</text:p>
                </table:table-cell>
              </table:table-row>
              <table:table-row>
                <table:table-cell table:style-name="Tabla20.A2" office:value-type="string">
                  <text:p text:style-name="P5">relhasrules</text:p>
                </table:table-cell>
                <table:table-cell table:style-name="Tabla20.B2" office:value-type="string">
                  <text:p text:style-name="P5">bool</text:p>
                </table:table-cell>
                <table:table-cell table:style-name="Tabla20.B2" office:value-type="string">
                  <text:p text:style-name="P18">1</text:p>
                </table:table-cell>
                <table:table-cell table:style-name="Tabla20.D2" office:value-type="string">
                  <text:p text:style-name="P5">Verdadero si tiene reglas asociadas</text:p>
                </table:table-cell>
              </table:table-row>
              <table:table-row>
                <table:table-cell table:style-name="Tabla20.A16" office:value-type="string">
                  <text:p text:style-name="P5">relacl</text:p>
                </table:table-cell>
                <table:table-cell table:style-name="Tabla20.B16" office:value-type="string">
                  <text:p text:style-name="P5">aclitem[]</text:p>
                </table:table-cell>
                <table:table-cell table:style-name="Tabla20.B16" office:value-type="string">
                  <text:p text:style-name="P18">var</text:p>
                </table:table-cell>
                <table:table-cell table:style-name="Tabla20.D16" office:value-type="string">
                  <text:p text:style-name="P5"> </text:p>
                </table:table-cell>
              </table:table-row>
            </table:table>
            <text:p text:style-name="P17"><text:bookmark text:name="tab:class"/></text:p>
          </table:table-cell>
        </table:table-row>
      </table:table>
      <text:p text:style-name="Text_20_body"/>
      <text:p text:style-name="Text_20_body"/>
      <text:p text:style-name="P16"><text:bookmark text:name="1085"/></text:p>
      <text:p text:style-name="P9"><text:span text:style-name="Strong_20_Emphasis">Tabla 9.4:</text:span> Tabla que contiene los atributos de los atributos de todas las tablas en la base actual.</text:p>
      <table:table table:name="Tabla21" table:style-name="Tabla21">
        <table:table-column table:style-name="Tabla21.A"/>
        <table:table-row>
          <table:table-cell table:style-name="Tabla21.A1" office:value-type="string">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3">Table = pg_attribute</text:p>
                </table:table-cell>
                <table:covered-table-cell/>
                <table:covered-table-cell/>
                <table:covered-table-cell/>
              </table:table-row>
              <table:table-row>
                <table:table-cell table:style-name="Tabla22.A2" office:value-type="string">
                  <text:p text:style-name="P12">Field</text:p>
                </table:table-cell>
                <table:table-cell table:style-name="Tabla22.B2" office:value-type="string">
                  <text:p text:style-name="P11">Type</text:p>
                </table:table-cell>
                <table:table-cell table:style-name="Tabla22.B2" office:value-type="string">
                  <text:p text:style-name="P14">Length</text:p>
                </table:table-cell>
                <table:table-cell table:style-name="Tabla22.D2" office:value-type="string">
                  <text:p text:style-name="P11">Description</text:p>
                </table:table-cell>
              </table:table-row>
              <table:table-row>
                <table:table-cell table:style-name="Tabla22.A2" office:value-type="string">
                  <text:p text:style-name="P5">attrelid</text:p>
                </table:table-cell>
                <table:table-cell table:style-name="Tabla22.B2" office:value-type="string">
                  <text:p text:style-name="P5">oid</text:p>
                </table:table-cell>
                <table:table-cell table:style-name="Tabla22.B2" office:value-type="string">
                  <text:p text:style-name="P18">4</text:p>
                </table:table-cell>
                <table:table-cell table:style-name="Tabla22.D2" office:value-type="string">
                  <text:p text:style-name="P5">OID del atributo</text:p>
                </table:table-cell>
              </table:table-row>
              <table:table-row>
                <table:table-cell table:style-name="Tabla22.A2" office:value-type="string">
                  <text:p text:style-name="P5">attname</text:p>
                </table:table-cell>
                <table:table-cell table:style-name="Tabla22.B2" office:value-type="string">
                  <text:p text:style-name="P5">name</text:p>
                </table:table-cell>
                <table:table-cell table:style-name="Tabla22.B2" office:value-type="string">
                  <text:p text:style-name="P18">32</text:p>
                </table:table-cell>
                <table:table-cell table:style-name="Tabla22.D2" office:value-type="string">
                  <text:p text:style-name="P5">Nombre del atributo</text:p>
                </table:table-cell>
              </table:table-row>
              <table:table-row>
                <table:table-cell table:style-name="Tabla22.A2" office:value-type="string">
                  <text:p text:style-name="P5">atttypid</text:p>
                </table:table-cell>
                <table:table-cell table:style-name="Tabla22.B2" office:value-type="string">
                  <text:p text:style-name="P5">oid</text:p>
                </table:table-cell>
                <table:table-cell table:style-name="Tabla22.B2" office:value-type="string">
                  <text:p text:style-name="P18">4</text:p>
                </table:table-cell>
                <table:table-cell table:style-name="Tabla22.D2" office:value-type="string">
                  <text:p text:style-name="P5">Oid del tipo definido para el atributo</text:p>
                </table:table-cell>
              </table:table-row>
              <table:table-row>
                <table:table-cell table:style-name="Tabla22.A2" office:value-type="string">
                  <text:p text:style-name="P5">attdisbursion</text:p>
                </table:table-cell>
                <table:table-cell table:style-name="Tabla22.B2" office:value-type="string">
                  <text:p text:style-name="P5">float4</text:p>
                </table:table-cell>
                <table:table-cell table:style-name="Tabla22.B2" office:value-type="string">
                  <text:p text:style-name="P18">4</text:p>
                </table:table-cell>
                <table:table-cell table:style-name="Tabla22.D2" office:value-type="string">
                  <text:p text:style-name="P5"> </text:p>
                </table:table-cell>
              </table:table-row>
              <table:table-row>
                <table:table-cell table:style-name="Tabla22.A2" office:value-type="string">
                  <text:p text:style-name="P5">attlen</text:p>
                </table:table-cell>
                <table:table-cell table:style-name="Tabla22.B2" office:value-type="string">
                  <text:p text:style-name="P5">int2</text:p>
                </table:table-cell>
                <table:table-cell table:style-name="Tabla22.B2" office:value-type="string">
                  <text:p text:style-name="P18">2</text:p>
                </table:table-cell>
                <table:table-cell table:style-name="Tabla22.D2" office:value-type="string">
                  <text:p text:style-name="P5">Longitud en bytes del atributo</text:p>
                </table:table-cell>
              </table:table-row>
              <table:table-row>
                <table:table-cell table:style-name="Tabla22.A2" office:value-type="string">
                  <text:p text:style-name="P5">attnum</text:p>
                </table:table-cell>
                <table:table-cell table:style-name="Tabla22.B2" office:value-type="string">
                  <text:p text:style-name="P5">int2</text:p>
                </table:table-cell>
                <table:table-cell table:style-name="Tabla22.B2" office:value-type="string">
                  <text:p text:style-name="P18">2</text:p>
                </table:table-cell>
                <table:table-cell table:style-name="Tabla22.D2" office:value-type="string">
                  <text:p text:style-name="P5"> </text:p>
                </table:table-cell>
              </table:table-row>
              <table:table-row>
                <table:table-cell table:style-name="Tabla22.A2" office:value-type="string">
                  <text:p text:style-name="P5">attnelems</text:p>
                </table:table-cell>
                <table:table-cell table:style-name="Tabla22.B2" office:value-type="string">
                  <text:p text:style-name="P5">int4</text:p>
                </table:table-cell>
                <table:table-cell table:style-name="Tabla22.B2" office:value-type="string">
                  <text:p text:style-name="P18">4</text:p>
                </table:table-cell>
                <table:table-cell table:style-name="Tabla22.D2" office:value-type="string">
                  <text:p text:style-name="P5"> </text:p>
                </table:table-cell>
              </table:table-row>
              <table:table-row>
                <table:table-cell table:style-name="Tabla22.A2" office:value-type="string">
                  <text:p text:style-name="P5">attcacheoff</text:p>
                </table:table-cell>
                <table:table-cell table:style-name="Tabla22.B2" office:value-type="string">
                  <text:p text:style-name="P5">int4</text:p>
                </table:table-cell>
                <table:table-cell table:style-name="Tabla22.B2" office:value-type="string">
                  <text:p text:style-name="P18">4</text:p>
                </table:table-cell>
                <table:table-cell table:style-name="Tabla22.D2" office:value-type="string">
                  <text:p text:style-name="P5"> </text:p>
                </table:table-cell>
              </table:table-row>
              <table:table-row>
                <table:table-cell table:style-name="Tabla22.A2" office:value-type="string">
                  <text:p text:style-name="P5">atttypmod</text:p>
                </table:table-cell>
                <table:table-cell table:style-name="Tabla22.B2" office:value-type="string">
                  <text:p text:style-name="P5">int2</text:p>
                </table:table-cell>
                <table:table-cell table:style-name="Tabla22.B2" office:value-type="string">
                  <text:p text:style-name="P18">2</text:p>
                </table:table-cell>
                <table:table-cell table:style-name="Tabla22.D2" office:value-type="string">
                  <text:p text:style-name="P5"> </text:p>
                </table:table-cell>
              </table:table-row>
              <table:table-row>
                <table:table-cell table:style-name="Tabla22.A2" office:value-type="string">
                  <text:p text:style-name="P5">attbyval</text:p>
                </table:table-cell>
                <table:table-cell table:style-name="Tabla22.B2" office:value-type="string">
                  <text:p text:style-name="P5">bool</text:p>
                </table:table-cell>
                <table:table-cell table:style-name="Tabla22.B2" office:value-type="string">
                  <text:p text:style-name="P18">1</text:p>
                </table:table-cell>
                <table:table-cell table:style-name="Tabla22.D2" office:value-type="string">
                  <text:p text:style-name="P5"> </text:p>
                </table:table-cell>
              </table:table-row>
              <table:table-row>
                <table:table-cell table:style-name="Tabla22.A2" office:value-type="string">
                  <text:p text:style-name="P5">attisset</text:p>
                </table:table-cell>
                <table:table-cell table:style-name="Tabla22.B2" office:value-type="string">
                  <text:p text:style-name="P5">bool</text:p>
                </table:table-cell>
                <table:table-cell table:style-name="Tabla22.B2" office:value-type="string">
                  <text:p text:style-name="P18">1</text:p>
                </table:table-cell>
                <table:table-cell table:style-name="Tabla22.D2" office:value-type="string">
                  <text:p text:style-name="P5"> </text:p>
                </table:table-cell>
              </table:table-row>
              <table:table-row>
                <table:table-cell table:style-name="Tabla22.A2" office:value-type="string">
                  <text:p text:style-name="P5">attalign</text:p>
                </table:table-cell>
                <table:table-cell table:style-name="Tabla22.B2" office:value-type="string">
                  <text:p text:style-name="P5">char</text:p>
                </table:table-cell>
                <table:table-cell table:style-name="Tabla22.B2" office:value-type="string">
                  <text:p text:style-name="P18">1</text:p>
                </table:table-cell>
                <table:table-cell table:style-name="Tabla22.D2" office:value-type="string">
                  <text:p text:style-name="P5"> </text:p>
                </table:table-cell>
              </table:table-row>
              <table:table-row>
                <table:table-cell table:style-name="Tabla22.A2" office:value-type="string">
                  <text:p text:style-name="P5"><text:soft-page-break/>attnotnull</text:p>
                </table:table-cell>
                <table:table-cell table:style-name="Tabla22.B2" office:value-type="string">
                  <text:p text:style-name="P5">bool</text:p>
                </table:table-cell>
                <table:table-cell table:style-name="Tabla22.B2" office:value-type="string">
                  <text:p text:style-name="P18">1</text:p>
                </table:table-cell>
                <table:table-cell table:style-name="Tabla22.D2" office:value-type="string">
                  <text:p text:style-name="P5"> </text:p>
                </table:table-cell>
              </table:table-row>
              <table:table-row>
                <table:table-cell table:style-name="Tabla22.A16" office:value-type="string">
                  <text:p text:style-name="P5">atthasdef</text:p>
                </table:table-cell>
                <table:table-cell table:style-name="Tabla22.B16" office:value-type="string">
                  <text:p text:style-name="P5">bool</text:p>
                </table:table-cell>
                <table:table-cell table:style-name="Tabla22.B16" office:value-type="string">
                  <text:p text:style-name="P18">1</text:p>
                </table:table-cell>
                <table:table-cell table:style-name="Tabla22.D16" office:value-type="string">
                  <text:p text:style-name="P5"> </text:p>
                </table:table-cell>
              </table:table-row>
            </table:table>
            <text:p text:style-name="P17"><text:bookmark text:name="tab:attribute"/></text:p>
          </table:table-cell>
        </table:table-row>
      </table:table>
      <text:p text:style-name="Text_20_body"/>
      <text:p text:style-name="Text_20_body">Para saber que bases de datos hay en el sistema: </text:p>
      <text:p text:style-name="P2">SELECT * FROM pg_database;</text:p>
      <text:p text:style-name="Text_20_body">Para saber que tablas tengo en la base de datos actual: </text:p>
      <text:p text:style-name="P2">SELECT * FROM pg_class;</text:p>
      <text:p text:style-name="Text_20_body">Lo mismo, pero sólo las definidas por el usuario, excluyendo las del sistema: </text:p>
      <text:p text:style-name="P2">SELECT * FROM pg_class WHERE relname !~~ 'pg%';</text:p>
      <text:p text:style-name="Text_20_body">Si sólo queremos saber cuantos registros tiene una tabla, basta con preguntar: </text:p>
      <text:p text:style-name="P2">SELECT relname,reltuples FROM pg_class WHERE relname=mitabla';</text:p>
      <text:p text:style-name="Text_20_body">donde <text:span text:style-name="Teletype">mitabla</text:span> es el nombre de la tabla de la cual nos interesa saber el número de registros. </text:p>
      <text:p text:style-name="Text_20_body">A continuación, presentamos una forma de extraer información de las tablas de la base de datos. <text:span text:style-name="Source_20_Text">pg_database</text:span> tiene las bases de datos, <text:span text:style-name="Source_20_Text">pg_class</text:span> tiene las tablas, y <text:span text:style-name="Source_20_Text">pg_attribute</text:span> tiene los campos. Si lo que queremos saber es el número de registros en una tabla determinada, basta con preguntar lo siguiente, conociendo la tabla, adicionalmente se obtienen los campos. Para, además, saber los tipos de los campos, habría que hacer un <text:span text:style-name="Emphasis">query</text:span> a <text:span text:style-name="Source_20_Text">pg_type</text:span> con los <text:span text:style-name="Source_20_Text">oids</text:span> de los campos. ¿Puede construir la consulta para hacerlo? </text:p>
      <text:p text:style-name="Preformatted_20_Text">SELECT relname,reltuples,attname,attnum</text:p>
      <text:p text:style-name="Preformatted_20_Text"><text:s text:c="4"/>FROM pg_class,pg_attribute</text:p>
      <text:p text:style-name="Preformatted_20_Text"><text:s text:c="4"/>WHERE pg_class.relname='mitabla'</text:p>
      <text:p text:style-name="Preformatted_20_Text"><text:s text:c="8"/>AND pg_attribute.attrelid=pg_class.oid</text:p>
      <text:p text:style-name="Preformatted_20_Text"><text:s text:c="8"/>AND attnum &gt; 0</text:p>
      <text:p text:style-name="P2"><text:s text:c="4"/>ORDER BY attnum;</text:p>
      <text:p text:style-name="Text_20_body">Si lo que queremos es saber todo de todas las tablas de la base que no sean del sistema, sino del usuario, por supuesto ordenadas por <text:span text:style-name="Source_20_Text">oid</text:span>, se hace lo siguiente, pero con el problema de que incluye los indices: </text:p>
      <text:p text:style-name="Preformatted_20_Text">SELECT pg_class.oid,relname,reltuples,attname</text:p>
      <text:p text:style-name="Preformatted_20_Text"><text:s text:c="4"/>FROM pg_class,pg_attribute</text:p>
      <text:p text:style-name="Preformatted_20_Text"><text:s text:c="4"/>WHERE pg_class.relname !~~ '%pg%'</text:p>
      <text:p text:style-name="Preformatted_20_Text"><text:s text:c="8"/>AND pg_attribute.attrelid=pg_class.oid</text:p>
      <text:p text:style-name="Preformatted_20_Text"><text:s text:c="8"/>AND attnum &gt; 0</text:p>
      <text:p text:style-name="P2"><text:s text:c="4"/>ORDER BY pg_class.oid;</text:p>
      <text:p text:style-name="Text_20_body">En el caso de que uno quiera saber cuales son los campos de todas las tablas que se tienen en una base de datos, esta consulta lo soluciona<text:a xlink:type="simple" xlink:href="https://www.ibiblio.org/pub/Linux/docs/LuCaS/Tutoriales/NOTAS-CURSO-BBDD/notas-curso-BD/footnode.html#foot1102" office:name="tex2html28" text:style-name="Internet_20_link" text:visited-style-name="Visited_20_Internet_20_Link"><text:span text:style-name="T3">9.1</text:span></text:a>. </text:p>
      <text:p text:style-name="Preformatted_20_Text">SELECT pg_class.relname,pg_attribute.attname,pg_class.reltuples,pg_type.typname</text:p>
      <text:p text:style-name="Preformatted_20_Text"><text:s text:c="8"/>FROM pg_attribute</text:p>
      <text:p text:style-name="Preformatted_20_Text"><text:s text:c="8"/>WHERE attrelid = pg_class.oid </text:p>
      <text:p text:style-name="Preformatted_20_Text"><text:s text:c="12"/>AND attnum &gt; 0</text:p>
      <text:p text:style-name="Preformatted_20_Text"><text:s text:c="12"/>AND atttypid=pg_type.oid</text:p>
      <text:p text:style-name="Preformatted_20_Text"><text:s text:c="12"/>AND pg_class.oid IN</text:p>
      <text:p text:style-name="Preformatted_20_Text"><text:s text:c="16"/>(SELECT oid FROM pg_class WHERE relname !~~ 'pg%')</text:p>
      <text:p text:style-name="P2"><text:soft-page-break/><text:s text:c="12"/>AND pg_type.oid IN (SELECT oid FROM pg_type);</text:p>
      <text:p text:style-name="Text_20_body"/>
      <text:h text:style-name="Heading_20_1" text:outline-level="1">------ <text:span text:style-name="T4">Más info ------------</text:span></text:h>
      <text:h text:style-name="Heading_20_1" text:outline-level="1"/>
      <text:h text:style-name="Heading_20_1" text:outline-level="1"><text:bookmark text:name="AEN294"/>Acerca de los Sistema de Catalogo de Postgres</text:h>
      <text:p text:style-name="Text_20_body">Para introducirnos en los conceptos basicos de la extensibilidad, hemos de estudiar como se diseñan los catalogos. Puede saltarse esta seccion ahora, pero algunas secciones mas tarde no seran comprendidas sin la informacion dada aqui, asi que marque esta pagina como posterior referencia. Todos los sistemas de catalogos tienen un nombre que empieza por <text:span text:style-name="T1">pg_</text:span>. Las siguientes clases contienen informacion que debe de ser util para los usuarios finales. (Hay muchas otros sistemas de catalogo, pero estos raramente son pedidos directamente.) </text:p>
      <text:p text:style-name="P10"><text:bookmark text:name="AEN299"/>Tabla 1. Sistema de Catalogos de Postgres</text:p>
      <table:table table:name="Tabla1" table:style-name="Tabla1">
        <table:table-column table:style-name="Tabla1.A"/>
        <table:table-column table:style-name="Tabla1.B"/>
        <table:table-header-rows>
          <table:table-row>
            <table:table-cell table:style-name="Tabla1.A1" office:value-type="string">
              <text:p text:style-name="P7">Nombre del Catalogo</text:p>
            </table:table-cell>
            <table:table-cell table:style-name="Tabla1.B1" office:value-type="string">
              <text:p text:style-name="P7">Descriccion</text:p>
            </table:table-cell>
          </table:table-row>
        </table:table-header-rows>
        <table:table-row>
          <table:table-cell table:style-name="Tabla1.A2" office:value-type="string">
            <text:p text:style-name="P5">pg_database</text:p>
          </table:table-cell>
          <table:table-cell table:style-name="Tabla1.B2" office:value-type="string">
            <text:p text:style-name="P5">base de datos</text:p>
          </table:table-cell>
        </table:table-row>
        <table:table-row>
          <table:table-cell table:style-name="Tabla1.A2" office:value-type="string">
            <text:p text:style-name="P5">pg_class</text:p>
          </table:table-cell>
          <table:table-cell table:style-name="Tabla1.B2" office:value-type="string">
            <text:p text:style-name="P5">clases</text:p>
          </table:table-cell>
        </table:table-row>
        <table:table-row>
          <table:table-cell table:style-name="Tabla1.A2" office:value-type="string">
            <text:p text:style-name="P5">pg_attribute</text:p>
          </table:table-cell>
          <table:table-cell table:style-name="Tabla1.B2" office:value-type="string">
            <text:p text:style-name="P5">atributos de clases</text:p>
          </table:table-cell>
        </table:table-row>
        <table:table-row>
          <table:table-cell table:style-name="Tabla1.A2" office:value-type="string">
            <text:p text:style-name="P5">pg_index</text:p>
          </table:table-cell>
          <table:table-cell table:style-name="Tabla1.B2" office:value-type="string">
            <text:p text:style-name="P5">indices secundarios</text:p>
          </table:table-cell>
        </table:table-row>
        <table:table-row>
          <table:table-cell table:style-name="Tabla1.A2" office:value-type="string">
            <text:p text:style-name="P5">pg_proc</text:p>
          </table:table-cell>
          <table:table-cell table:style-name="Tabla1.B2" office:value-type="string">
            <text:p text:style-name="P5">procedimientos (ambos C y SQL)</text:p>
          </table:table-cell>
        </table:table-row>
        <table:table-row>
          <table:table-cell table:style-name="Tabla1.A2" office:value-type="string">
            <text:p text:style-name="P5">pg_type</text:p>
          </table:table-cell>
          <table:table-cell table:style-name="Tabla1.B2" office:value-type="string">
            <text:p text:style-name="P5">tipos (ambos base y complejo)</text:p>
          </table:table-cell>
        </table:table-row>
        <table:table-row>
          <table:table-cell table:style-name="Tabla1.A2" office:value-type="string">
            <text:p text:style-name="P5">pg_operator</text:p>
          </table:table-cell>
          <table:table-cell table:style-name="Tabla1.B2" office:value-type="string">
            <text:p text:style-name="P5">operadores</text:p>
          </table:table-cell>
        </table:table-row>
        <table:table-row>
          <table:table-cell table:style-name="Tabla1.A2" office:value-type="string">
            <text:p text:style-name="P5">pg_aggregate</text:p>
          </table:table-cell>
          <table:table-cell table:style-name="Tabla1.B2" office:value-type="string">
            <text:p text:style-name="P5">conjunto y conjunto de funciones</text:p>
          </table:table-cell>
        </table:table-row>
        <table:table-row>
          <table:table-cell table:style-name="Tabla1.A2" office:value-type="string">
            <text:p text:style-name="P5">pg_am</text:p>
          </table:table-cell>
          <table:table-cell table:style-name="Tabla1.B2" office:value-type="string">
            <text:p text:style-name="P5">metodo de acceso</text:p>
          </table:table-cell>
        </table:table-row>
        <table:table-row>
          <table:table-cell table:style-name="Tabla1.A2" office:value-type="string">
            <text:p text:style-name="P5">pg_amop</text:p>
          </table:table-cell>
          <table:table-cell table:style-name="Tabla1.B2" office:value-type="string">
            <text:p text:style-name="P5">operador de metodo de acceso</text:p>
          </table:table-cell>
        </table:table-row>
        <table:table-row>
          <table:table-cell table:style-name="Tabla1.A2" office:value-type="string">
            <text:p text:style-name="P5">pg_amproc</text:p>
          </table:table-cell>
          <table:table-cell table:style-name="Tabla1.B2" office:value-type="string">
            <text:p text:style-name="P5">soporte de operador de metodo de acceso</text:p>
          </table:table-cell>
        </table:table-row>
        <table:table-row>
          <table:table-cell table:style-name="Tabla1.A13" office:value-type="string">
            <text:p text:style-name="P5">pg_opclass</text:p>
          </table:table-cell>
          <table:table-cell table:style-name="Tabla1.B13" office:value-type="string">
            <text:p text:style-name="P5">operador de clases de metodo de acceso</text:p>
          </table:table-cell>
        </table:table-row>
      </table:table>
      <text:p text:style-name="Text_20_body"><text:bookmark text:name="EXTEND-CATALOGS"/></text:p>
      <text:p text:style-name="P10">Figura 1. El principal sistema de catalogo de Postgres</text:p>
      <text:p text:style-name="Text_20_body">El manual de referencia da mas detalle de explicación de estos catálogos y sus atributos. De cualquier manera, <text:a xlink:type="simple" xlink:href="http://es.tldp.org/Postgresql-es/web/navegable/programmer/x294.html#EXTEND-CATALOGS" text:style-name="Internet_20_link" text:visited-style-name="Visited_20_Internet_20_Link"><text:span text:style-name="T1">El principal sistema de catalogo de Postgres</text:span></text:a> muestra su mayor entidades y sus relacionamiento en el sistema de catalogo. (Los atributos que no se refieren a otras entidades no son mostrados si no son parte primaria de la llave. Este diagrama puede ser mas o menos incomprensible hasta que realmente comience a mirar los contenidos de los catálogos y vea como se relacionan entre si. Por ahora, lo principal seguir este diagrama: </text:p>
      <text:list text:style-name="L1">
        <text:list-item>
          <text:p text:style-name="P22"><text:soft-page-break/>En varias de las secciones que vienen a continuación, presentaremos varias consultas compuestas en los catálogos del sistema que presentan información que necesitamos para extender el sistema. Mirado este diagrama podremos hacer que algunas de estas consultas compuestas (que a menudo se componen de tres o cuatro partes) sean Más comprensibles mas fáciles de entender, dado que sera capaz de ver los atributos usados en las claves importadas de los formularios de consulta de otras clases. </text:p>
        </text:list-item>
        <text:list-item>
          <text:p text:style-name="P22">Muchas características distintas (clases, atributos, funciones, tipos, métodos de acceso, etc) están estrechamente relacionadas en este esquema. Un simple comando de creación puede modificar muchos de estos catálogos. </text:p>
        </text:list-item>
        <text:list-item>
          <text:p text:style-name="P22">Los tipos y procedimientos son elementos fundamentales de este esquema. </text:p>
        </text:list-item>
      </text:list>
      <table:table table:name="Tabla2" table:style-name="Tabla2">
        <table:table-column table:style-name="Tabla2.A"/>
        <table:table-column table:style-name="Tabla2.B"/>
        <table:table-row>
          <table:table-cell table:style-name="Tabla2.A1" office:value-type="string">
            <text:p text:style-name="P8"/>
          </table:table-cell>
          <table:table-cell table:style-name="Tabla2.A1" office:value-type="string">
            <text:p text:style-name="P6">Usamos las palabras <text:span text:style-name="T1">procedure</text:span> y <text:span text:style-name="T1">function</text:span> de forma mas o menos indistinta. </text:p>
          </table:table-cell>
        </table:table-row>
      </table:table>
      <text:list text:continue-numbering="true" text:style-name="L1">
        <text:list-header>
          <text:p text:style-name="P22">Practicamente todo catalogo contiene alguna referencia a instancias en una o ambas clases. Por ejemplo, Postgres frecuentemente usa firmas de tipo (por ejemplo, de funciones y operadores) para identificar instancias únicas en otros catálogos. </text:p>
        </text:list-header>
        <text:list-item>
          <text:p text:style-name="P22">Hay muchos otros atributos y relaciones que tienen significados obvios, pero hay otros muchos (particularmente aquellos que tienen que ver con los métodos de acceso) que no los tienen. Las relaciones entre pg_am, pg_amop, pg_amproc, pg_operator y pg_opclass son particularmente difíciles de comprender, y serán descritas en profundidad (en la sección sobre tipos de interfase y operadores de indice) antes de que estudiemos las extensiones básicas. </text:p>
        </text:list-item>
      </text:list>
      <text:p text:style-name="Standard"/>
      <text:h text:style-name="P1" text:outline-level="1"><text:bookmark text:name="XFUNC"/>Extendiendo SQL: Funciones</text:h>
      <text:p text:style-name="Text_20_body">Parte de definir un tipo nuevo es la definición de funciones que describen su comportamiento. Como consecuencia, mientras que es posible definir una nueva función sin definir un tipo nuevo, lo contrario no es cierto. Por ello describimos como añadir nuevas funciones para Postgres antes de describir cómo añadir nuevos tipos. </text:p>
      <text:p text:style-name="Text_20_body">Postgres SQL proporciona tres tipos de funciones: </text:p>
      <text:list text:style-name="L2">
        <text:list-item>
          <text:p text:style-name="P23">funciones de lenguaje de consultas (funciones escritas en SQL) </text:p>
        </text:list-item>
        <text:list-item>
          <text:p text:style-name="P23">funciones de lenguaje procedural (funciones escritas en, por ejemplo, PLTCL o PLSQL) </text:p>
        </text:list-item>
        <text:list-item>
          <text:p text:style-name="P23">funciones de lenguaje de programación (funciones escritas en un lenguaje de programación compilado tales como C) </text:p>
        </text:list-item>
      </text:list>
      <text:p text:style-name="Text_20_body">Cada clase de función puede tomar un tipo base, un tipo compuesto o alguna combinación como argumentos (parámetros). Además, cada clase de funcón puede devolver un tipo base o un tipo compuesto. Es más fácil definir funciones SQL, así que empezaremos con ellas. Los ejemplos en esta sección se puede encontrar tambión en <text:span text:style-name="Teletype">funcs.sql</text:span> y <text:span text:style-name="Teletype">funcs.c</text:span>. </text:p>
      <text:h text:style-name="Heading_20_1" text:outline-level="1"><text:bookmark text:name="AEN384"/>Funciones de Lenguaje de Consultas (SQL)</text:h>
      <text:p text:style-name="Text_20_body">Las funciones SQL ejecutan una lista arbitraria de consultas SQL, devolviendo los resultados de la última consulta de la lista. Las funciones SQL en general devuelven conjuntos. Si su tipo de retorno no se especifica como un <text:span text:style-name="Teletype">setof</text:span>, entonces un elemento arbitrario del resultado de la última consulta será devuelto. </text:p>
      <text:p text:style-name="Text_20_body">El cuerpo de una función SQL que sigue a AS deberá ser una lista de consultas separadas por caracteres espacio en blanco y entre paréntesis dentro de comillas simples. Notar que las comillas simples usadas en las consultas se deben escribir como símbolos de escape, precediéndolas con dos barras invertidas. </text:p>
      <text:p text:style-name="Text_20_body">Los argumentos de la funci�n SQL se pueden referenciar en las consultas usando una sintaxis $n: $1 se refiere al primer argumento, $2 al segundo, y as� sucesivamente. Si un argumento es complejo, entonces una notaci�n <text:span text:style-name="T1">dot</text:span> (por ejemplo "$1.emp") se puede usar para acceder a las propiedades o atributos del argumento o para llamar a funciones. </text:p>
      <text:h text:style-name="Heading_20_2" text:outline-level="2"><text:bookmark text:name="AEN392"/>Ejemplos</text:h>
      <text:p text:style-name="Text_20_body">Para ilustrar una funci�n SQL sencilla, considere lo siguiente, que se podr�a usar para cargar en una cuenta bancaria: </text:p>
      <table:table table:name="Tabla4" table:style-name="Tabla4">
        <table:table-column table:style-name="Tabla4.A"/>
        <table:table-row>
          <table:table-cell table:style-name="Tabla4.A1" office:value-type="string">
            <text:p text:style-name="Preformatted_20_Text">create function TP1 (int4, float8) returns int4</text:p>
            <text:p text:style-name="Preformatted_20_Text"><text:s text:c="4"/>as 'update BANK set balance = BANK.balance - $2</text:p>
            <text:p text:style-name="Preformatted_20_Text"><text:s text:c="8"/>where BANK.acctountno = $1</text:p>
            <text:p text:style-name="Preformatted_20_Text"><text:s text:c="8"/>select(x = 1)'</text:p>
            <text:p text:style-name="Preformatted_20_Text"><text:s text:c="4"/>language 'sql';</text:p>
            <text:p text:style-name="P2"><text:s text:c="5"/></text:p>
          </table:table-cell>
        </table:table-row>
      </table:table>
      <text:p text:style-name="P15"><text:soft-page-break/>Un usuario podr�a ejecutar esta funci�n para cargar $100.00 en la cuenta 17 de la siguiente forma: </text:p>
      <table:table table:name="Tabla5" table:style-name="Tabla5">
        <table:table-column table:style-name="Tabla5.A"/>
        <table:table-row>
          <table:table-cell table:style-name="Tabla5.A1" office:value-type="string">
            <text:p text:style-name="Preformatted_20_Text">select (x = TP1( 17,100.0));</text:p>
            <text:p text:style-name="P2"><text:s text:c="5"/></text:p>
          </table:table-cell>
        </table:table-row>
      </table:table>
      <text:p text:style-name="Text_20_body">El m�s interesante ejemplo siguiente toma una argumento sencillo de tipo EMP, y devuelve resultados m�ltiples: </text:p>
      <table:table table:name="Tabla6" table:style-name="Tabla6">
        <table:table-column table:style-name="Tabla6.A"/>
        <table:table-row>
          <table:table-cell table:style-name="Tabla6.A1" office:value-type="string">
            <text:p text:style-name="Preformatted_20_Text">select function hobbies (EMP) returns set of HOBBIES</text:p>
            <text:p text:style-name="Preformatted_20_Text"><text:s text:c="4"/>as 'select (HOBBIES.all) from HOBBIES</text:p>
            <text:p text:style-name="Preformatted_20_Text"><text:s text:c="8"/>where $1.name = HOBBIES.person'</text:p>
            <text:p text:style-name="Preformatted_20_Text"><text:s text:c="4"/>language 'sql';</text:p>
            <text:p text:style-name="P2"><text:s text:c="5"/></text:p>
          </table:table-cell>
        </table:table-row>
      </table:table>
      <text:h text:style-name="Heading_20_2" text:outline-level="2"><text:bookmark text:name="AEN399"/>Funciones SQL sobre Tipos Base</text:h>
      <text:p text:style-name="Text_20_body">La funci�n SQL m�s simple posible no tiene argumentos y sencillamente devuelve un tipo base, tal como <text:span text:style-name="Teletype">int4</text:span>: </text:p>
      <table:table table:name="Tabla7" table:style-name="Tabla7">
        <table:table-column table:style-name="Tabla7.A"/>
        <table:table-row>
          <table:table-cell table:style-name="Tabla7.A1" office:value-type="string">
            <text:p text:style-name="Preformatted_20_Text"><text:s text:c="4"/>CREATE FUNCTION one() RETURNS int4</text:p>
            <text:p text:style-name="Preformatted_20_Text"><text:s text:c="5"/>AS 'SELECT 1 as RESULT' LANGUAGE 'sql';</text:p>
            <text:p text:style-name="Preformatted_20_Text"/>
            <text:p text:style-name="Preformatted_20_Text"><text:s text:c="4"/>SELECT one() AS answer;</text:p>
            <text:p text:style-name="Preformatted_20_Text"/>
            <text:p text:style-name="Preformatted_20_Text"><text:s text:c="9"/>+-------+</text:p>
            <text:p text:style-name="Preformatted_20_Text"><text:s text:c="9"/>|answer |</text:p>
            <text:p text:style-name="Preformatted_20_Text"><text:s text:c="9"/>+-------+</text:p>
            <text:p text:style-name="Preformatted_20_Text"><text:s text:c="9"/>|1 <text:s text:c="5"/>|</text:p>
            <text:p text:style-name="Preformatted_20_Text"><text:s text:c="9"/>+-------+</text:p>
            <text:p text:style-name="P2"><text:s text:c="5"/></text:p>
          </table:table-cell>
        </table:table-row>
      </table:table>
      <text:p text:style-name="Text_20_body">Notar que definimos una lista objetivo para la funci�n (con el nombre RESULT), pero la lista objetivo de la consulta que llam� a la funci�n sobreescribi� la lista objetivo de la funci�n. Por esto, el resultado se etiqueta answer en vez de one. </text:p>
      <text:p text:style-name="Text_20_body">Es casi tan f�cil definir funciones SQL que tomen tipos base como argumentos. En el ejemplo de abajo, note c�mo nos referimos a los argumentos dentro de la funci�n como $1 y $2: </text:p>
      <table:table table:name="Tabla8" table:style-name="Tabla8">
        <table:table-column table:style-name="Tabla8.A"/>
        <table:table-row>
          <table:table-cell table:style-name="Tabla8.A1" office:value-type="string">
            <text:p text:style-name="Preformatted_20_Text"><text:s text:c="4"/>CREATE FUNCTION add_em(int4, int4) RETURNS int4</text:p>
            <text:p text:style-name="Preformatted_20_Text"><text:s text:c="5"/>AS 'SELECT $1 + $2;' LANGUAGE 'sql';</text:p>
            <text:p text:style-name="Preformatted_20_Text"/>
            <text:p text:style-name="Preformatted_20_Text"><text:s text:c="4"/>SELECT add_em(1, 2) AS answer;</text:p>
            <text:p text:style-name="Preformatted_20_Text"/>
            <text:p text:style-name="Preformatted_20_Text"><text:s text:c="9"/>+-------+</text:p>
            <text:p text:style-name="Preformatted_20_Text"><text:s text:c="9"/>|answer |</text:p>
            <text:p text:style-name="Preformatted_20_Text"><text:s text:c="9"/>+-------+</text:p>
            <text:p text:style-name="Preformatted_20_Text"><text:s text:c="9"/>|3 <text:s text:c="5"/>|</text:p>
            <text:p text:style-name="Preformatted_20_Text"><text:s text:c="9"/>+-------+</text:p>
            <text:p text:style-name="P2"><text:s text:c="5"/></text:p>
          </table:table-cell>
        </table:table-row>
      </table:table>
      <text:h text:style-name="Heading_20_2" text:outline-level="2"><text:bookmark text:name="AEN409"/>Funciones SQL sobre Tipos Compuestos</text:h>
      <text:p text:style-name="Text_20_body">Al especificar funciones con argumentos de tipos compuestos (tales como EMP), debemos no solo especificar qu� argumento queremos (como hicimos m�s arriba con $1 y $2) sino tambi�n los <text:soft-page-break/>atributos de ese argumento. Por ejemplo, observe la funci�n double_salary que procesa cual ser�a su salario si se doblase: </text:p>
      <table:table table:name="Tabla9" table:style-name="Tabla9">
        <table:table-column table:style-name="Tabla9.A"/>
        <table:table-row>
          <table:table-cell table:style-name="Tabla9.A1" office:value-type="string">
            <text:p text:style-name="Preformatted_20_Text"><text:s text:c="4"/>CREATE FUNCTION double_salary(EMP) RETURNS int4</text:p>
            <text:p text:style-name="Preformatted_20_Text"><text:s text:c="5"/>AS 'SELECT $1.salary * 2 AS salary;' LANGUAGE 'sql';</text:p>
            <text:p text:style-name="Preformatted_20_Text"/>
            <text:p text:style-name="Preformatted_20_Text"><text:s text:c="4"/>SELECT name, double_salary(EMP) AS dream</text:p>
            <text:p text:style-name="Preformatted_20_Text"><text:s text:c="5"/>FROM EMP</text:p>
            <text:p text:style-name="Preformatted_20_Text"><text:s text:c="5"/>WHERE EMP.cubicle ~= '(2,1)'::point;</text:p>
            <text:p text:style-name="Preformatted_20_Text"><text:s text:c="5"/></text:p>
            <text:p text:style-name="Preformatted_20_Text"/>
            <text:p text:style-name="Preformatted_20_Text"><text:s text:c="9"/>+-----+-------+</text:p>
            <text:p text:style-name="Preformatted_20_Text"><text:s text:c="9"/>|name | dream |</text:p>
            <text:p text:style-name="Preformatted_20_Text"><text:s text:c="9"/>+-----+-------+</text:p>
            <text:p text:style-name="Preformatted_20_Text"><text:s text:c="9"/>|Sam <text:s/>| 2400 <text:s/>|</text:p>
            <text:p text:style-name="Preformatted_20_Text"><text:s text:c="9"/>+-----+-------+</text:p>
            <text:p text:style-name="P2"><text:s text:c="5"/></text:p>
          </table:table-cell>
        </table:table-row>
      </table:table>
      <text:p text:style-name="Text_20_body">Note el uso de la sintaxis $1.salary. Antes de adentrarnos en el tema de las funciones que devuelven tipos compuestos, debemos presentar primero la notaci�n de la funci�n para proyectar atributos. La forma sencilla de explicar esto es que podemos normalmente usar la notaci�n atributo(clase) y clase.atributo indistintamente: </text:p>
      <table:table table:name="Tabla10" table:style-name="Tabla10">
        <table:table-column table:style-name="Tabla10.A"/>
        <table:table-row>
          <table:table-cell table:style-name="Tabla10.A1" office:value-type="string">
            <text:p text:style-name="Preformatted_20_Text"><text:s text:c="4"/>--</text:p>
            <text:p text:style-name="Preformatted_20_Text"><text:s text:c="4"/>-- esto es lo mismo que:</text:p>
            <text:p text:style-name="Preformatted_20_Text"><text:s text:c="4"/>-- <text:s/>SELECT EMP.name AS youngster FROM EMP WHERE EMP.age &lt; 30</text:p>
            <text:p text:style-name="Preformatted_20_Text"><text:s text:c="4"/>--</text:p>
            <text:p text:style-name="Preformatted_20_Text"><text:s text:c="4"/>SELECT name(EMP) AS youngster</text:p>
            <text:p text:style-name="Preformatted_20_Text"><text:s text:c="5"/>FROM EMP</text:p>
            <text:p text:style-name="Preformatted_20_Text"><text:s text:c="5"/>WHERE age(EMP) &lt; 30;</text:p>
            <text:p text:style-name="Preformatted_20_Text"/>
            <text:p text:style-name="Preformatted_20_Text"><text:s text:c="9"/>+----------+</text:p>
            <text:p text:style-name="Preformatted_20_Text"><text:s text:c="9"/>|youngster |</text:p>
            <text:p text:style-name="Preformatted_20_Text"><text:s text:c="9"/>+----------+</text:p>
            <text:p text:style-name="Preformatted_20_Text"><text:s text:c="9"/>|Sam <text:s text:c="6"/>|</text:p>
            <text:p text:style-name="Preformatted_20_Text"><text:s text:c="9"/>+----------+</text:p>
            <text:p text:style-name="P2"><text:s text:c="5"/></text:p>
          </table:table-cell>
        </table:table-row>
      </table:table>
      <text:p text:style-name="Text_20_body">Como veremos, sin embargo, no siempre es este el caso. Esta notaci�n de funci�n es importante cuando queremos usar una funci�n que devuelva una �nica instancia. Hacemos esto embebiendo la instancia completa dentro de la funci�n, atributo por atributo. Esto es un ejemplo de una funci�n que devuelve una �nica instancia EMP: </text:p>
      <table:table table:name="Tabla11" table:style-name="Tabla11">
        <table:table-column table:style-name="Tabla11.A"/>
        <table:table-row>
          <table:table-cell table:style-name="Tabla11.A1" office:value-type="string">
            <text:p text:style-name="Preformatted_20_Text"><text:s text:c="4"/>CREATE FUNCTION new_emp() RETURNS EMP</text:p>
            <text:p text:style-name="Preformatted_20_Text"><text:s text:c="5"/>AS 'SELECT \'None\'::text AS name,</text:p>
            <text:p text:style-name="Preformatted_20_Text"><text:s text:c="6"/>1000 AS salary,</text:p>
            <text:p text:style-name="Preformatted_20_Text"><text:s text:c="6"/>25 AS age,</text:p>
            <text:p text:style-name="Preformatted_20_Text"><text:s text:c="7"/>\'(2,2)\'::point AS cubicle'</text:p>
            <text:p text:style-name="Preformatted_20_Text"><text:s text:c="6"/>LANGUAGE 'sql';</text:p>
            <text:p text:style-name="P2"><text:s text:c="5"/></text:p>
          </table:table-cell>
        </table:table-row>
      </table:table>
      <text:p text:style-name="Text_20_body">En este caso hemos especificado cada uno de los atributos con un valor constante, pero cualquier computaci�n o expresi�n se podr�a haber sustituido por estas constantes. Definir una funci�n como esta puede ser delicado. Algunos de las deficiencias m�s importantes son los siguientes: </text:p>
      <text:list text:style-name="L3">
        <text:list-item>
          <text:p text:style-name="P24">La orden de la lista objetivo debe ser exactamente la misma que aquella en la que los atributos aparezcan en la orden CREATE TABLE (o cuando ejecute una consulta .*). </text:p>
        </text:list-item>
        <text:list-item>
          <text:p text:style-name="P24"><text:soft-page-break/>Se debe encasillar las expresiones (usando ::) muy cuidadosamente o verá el siguiente error: </text:p>
        </text:list-item>
      </text:list>
      <table:table table:name="Tabla12" table:style-name="Tabla12">
        <table:table-column table:style-name="Tabla12.A"/>
        <table:table-row>
          <table:table-cell table:style-name="Tabla12.A1" office:value-type="string">
            <text:p text:style-name="Preformatted_20_Text"><text:s text:c="9"/><text:span text:style-name="Teletype">WARN::function declared to return type EMP does not retrieve (EMP.*)</text:span></text:p>
            <text:p text:style-name="Preformatted_20_Text"><text:span text:style-name="Teletype"><text:s text:c="9"/></text:span></text:p>
            <text:p text:style-name="P2"><text:s text:c="8"/></text:p>
          </table:table-cell>
        </table:table-row>
      </table:table>
      <text:list text:continue-numbering="true" text:style-name="L3">
        <text:list-item>
          <text:p text:style-name="P24">Al llamar a una función que devuelva una instancia, no podemos obtener la instancia completa. Debemos o bien proyectar un atributo fuera de la instancia o bien pasar la instancia completa a otra función. </text:p>
        </text:list-item>
      </text:list>
      <table:table table:name="Tabla13" table:style-name="Tabla13">
        <table:table-column table:style-name="Tabla13.A"/>
        <table:table-row>
          <table:table-cell table:style-name="Tabla13.A1" office:value-type="string">
            <text:p text:style-name="Preformatted_20_Text"><text:s text:c="4"/>SELECT name(new_emp()) AS nobody;</text:p>
            <text:p text:style-name="Preformatted_20_Text"/>
            <text:p text:style-name="Preformatted_20_Text"><text:s text:c="12"/>+-------+</text:p>
            <text:p text:style-name="Preformatted_20_Text"><text:s text:c="12"/>|nobody |</text:p>
            <text:p text:style-name="Preformatted_20_Text"><text:s text:c="12"/>+-------+</text:p>
            <text:p text:style-name="Preformatted_20_Text"><text:s text:c="12"/>|None <text:s text:c="2"/>|</text:p>
            <text:p text:style-name="Preformatted_20_Text"><text:s text:c="12"/>+-------+</text:p>
            <text:p text:style-name="P2"><text:s text:c="8"/></text:p>
          </table:table-cell>
        </table:table-row>
      </table:table>
      <text:list text:continue-numbering="true" text:style-name="L3">
        <text:list-item>
          <text:p text:style-name="P24">La razón por la que, en general, debemos usar la sintaxis de función para proyectar los atributos de los valores de retorno de la función es que el parser no comprende la otra sintaxis (dot) para la proyección cuando se combina con llamadas a funciones. </text:p>
        </text:list-item>
      </text:list>
      <table:table table:name="Tabla14" table:style-name="Tabla14">
        <table:table-column table:style-name="Tabla14.A"/>
        <table:table-row>
          <table:table-cell table:style-name="Tabla14.A1" office:value-type="string">
            <text:p text:style-name="Preformatted_20_Text"><text:s text:c="12"/>SELECT new_emp().name AS nobody;</text:p>
            <text:p text:style-name="Preformatted_20_Text"><text:s text:c="12"/>WARN:parser: syntax error at or near "."</text:p>
            <text:p text:style-name="P2"><text:s text:c="8"/></text:p>
          </table:table-cell>
        </table:table-row>
      </table:table>
      <text:p text:style-name="Text_20_body">Cualquier colección de ordenes en el lenguaje de consulta SQL se pueden empaquetar juntas y se pueden definir como una funciín. Las ordenes pueden incluir updates (es decir, consultas <text:span text:style-name="T2">INSERT</text:span>, <text:span text:style-name="T2">UPDATE</text:span>, y <text:span text:style-name="T2">DELETE</text:span>) así como <text:span text:style-name="T2">SELECT</text:span>. Sin embargo, la orden final debe ser un <text:span text:style-name="T2">SELECT</text:span> que devuelva lo que se especifique como el tipo de retorno de la función. </text:p>
      <table:table table:name="Tabla15" table:style-name="Tabla15">
        <table:table-column table:style-name="Tabla15.A"/>
        <table:table-row>
          <table:table-cell table:style-name="Tabla15.A1" office:value-type="string">
            <text:p text:style-name="Preformatted_20_Text"><text:s text:c="4"/>CREATE FUNCTION clean_EMP () RETURNS int4</text:p>
            <text:p text:style-name="Preformatted_20_Text"><text:s text:c="5"/>AS 'DELETE FROM EMP WHERE EMP.salary &lt;= 0;</text:p>
            <text:p text:style-name="Preformatted_20_Text"><text:s text:c="4"/>SELECT 1 AS ignore_this'</text:p>
            <text:p text:style-name="Preformatted_20_Text"><text:s text:c="5"/>LANGUAGE 'sql';</text:p>
            <text:p text:style-name="Preformatted_20_Text"/>
            <text:p text:style-name="Preformatted_20_Text"><text:s text:c="4"/>SELECT clean_EMP();</text:p>
            <text:p text:style-name="Preformatted_20_Text"/>
            <text:p text:style-name="Preformatted_20_Text"><text:s text:c="9"/>+--+</text:p>
            <text:p text:style-name="Preformatted_20_Text"><text:s text:c="9"/>|x |</text:p>
            <text:p text:style-name="Preformatted_20_Text"><text:s text:c="9"/>+--+</text:p>
            <text:p text:style-name="Preformatted_20_Text"><text:s text:c="9"/>|1 |</text:p>
            <text:p text:style-name="Preformatted_20_Text"><text:s text:c="9"/>+--+</text:p>
            <text:p text:style-name="Preformatted_20_Text"><text:s text:c="9"/></text:p>
            <text:p text:style-name="P2"><text:s text:c="5"/></text:p>
          </table:table-cell>
        </table:table-row>
      </table:table>
      <text:p text:style-name="Horizontal_20_Line"/>
      <text:p text:style-name="Standard"/>
      <text:p text:style-name="Standard"/>
      <text:p text:style-name="P3">Mas info en: <text:a xlink:type="simple" xlink:href="https://silo.tips/embed/compendio-de-consultas-utiles-al-catalogo-de-postgresql.html?sp=0" text:style-name="Internet_20_link" text:visited-style-name="Visited_20_Internet_20_Link">https://silo.tips/embed/compendio-de-consultas-utiles-al-catalogo-de-postgresql.html?sp=0</text:a></text:p>
      <text:p text:style-name="P4"/>
      <text:p text:style-name="P20">------------------------------------------------------------------------------------------</text:p>
      <text:p text:style-name="Standard"><text:a xlink:type="simple" xlink:href="https://dba.stackexchange.com/questions/214863/how-to-list-all-constraints-of-a-table-in-postgresql" text:style-name="Internet_20_link" text:visited-style-name="Visited_20_Internet_20_Link">https://dba.stackexchange.com/questions/214863/how-to-list-all-constraints-of-a-table-in-postgresql</text:a></text:p>
      <text:p text:style-name="Standard"/>
      <text:p text:style-name="Standard">Constraints can be retrieved via pg_catalog.pg_constraint.</text:p>
      <text:p text:style-name="Standard"/>
      <text:p text:style-name="Preformatted_20_Text"><text:span text:style-name="Source_20_Text">SELECT con.*</text:span></text:p>
      <text:p text:style-name="Preformatted_20_Text"><text:span text:style-name="Source_20_Text"><text:s text:c="7"/>FROM pg_catalog.pg_constraint con</text:span></text:p>
      <text:p text:style-name="Preformatted_20_Text"><text:span text:style-name="Source_20_Text"><text:s text:c="12"/>INNER JOIN pg_catalog.pg_class rel</text:span></text:p>
      <text:p text:style-name="Preformatted_20_Text"><text:span text:style-name="Source_20_Text"><text:s text:c="23"/>ON rel.oid = con.conrelid</text:span></text:p>
      <text:p text:style-name="Preformatted_20_Text"><text:span text:style-name="Source_20_Text"><text:s text:c="12"/>INNER JOIN pg_catalog.pg_namespace nsp</text:span></text:p>
      <text:p text:style-name="Preformatted_20_Text"><text:span text:style-name="Source_20_Text"><text:s text:c="23"/>ON nsp.oid = connamespace</text:span></text:p>
      <text:p text:style-name="Preformatted_20_Text"><text:span text:style-name="Source_20_Text"><text:s text:c="7"/>WHERE nsp.nspname = '&lt;schema name&gt;'</text:span></text:p>
      <text:p text:style-name="P2"><text:span text:style-name="Source_20_Text"><text:s text:c="13"/>AND rel.relname = '&lt;table name&gt;';</text:span></text:p>
      <text:p text:style-name="Preformatted_20_Text"><text:span text:style-name="Source_20_Text"/></text:p>
      <text:p text:style-name="Standard">--------------------------------------------------------------------------------------------</text:p>
      <text:p text:style-name="Preformatted_20_Text"><text:span text:style-name="Source_20_Text">select *FROM (</text:span></text:p>
      <text:p text:style-name="Preformatted_20_Text"><text:span text:style-name="Source_20_Text">from (</text:span></text:p>
      <text:p text:style-name="Preformatted_20_Text"><text:span text:style-name="Source_20_Text"><text:s text:c="4"/>select</text:span></text:p>
      <text:p text:style-name="Preformatted_20_Text"><text:span text:style-name="Source_20_Text"><text:s text:c="8"/>pgc.contype as constraint_type,</text:span></text:p>
      <text:p text:style-name="Preformatted_20_Text"><text:span text:style-name="Source_20_Text"><text:s text:c="8"/>ccu.table_schema as table_schema,</text:span></text:p>
      <text:p text:style-name="Preformatted_20_Text"><text:span text:style-name="Source_20_Text"><text:s text:c="8"/>kcu.table_name as table_name,</text:span></text:p>
      <text:p text:style-name="Preformatted_20_Text"><text:span text:style-name="Source_20_Text"><text:s text:c="8"/>case when (pgc.contype = 'f') then kcu.column_name else ccu.column_name end as column_name, </text:span></text:p>
      <text:p text:style-name="Preformatted_20_Text"><text:span text:style-name="Source_20_Text"><text:s text:c="8"/>case when (pgc.contype = 'f') then ccu.table_name else (null) end as reference_table,</text:span></text:p>
      <text:p text:style-name="Preformatted_20_Text"><text:span text:style-name="Source_20_Text"><text:s text:c="8"/>case when (pgc.contype = 'f') then ccu.column_name else (null) end as reference_col,</text:span></text:p>
      <text:p text:style-name="Preformatted_20_Text"><text:span text:style-name="Source_20_Text"><text:s text:c="8"/>case when (pgc.contype = 'p') then 'yes' else 'no' end as auto_inc,</text:span></text:p>
      <text:p text:style-name="Preformatted_20_Text"><text:span text:style-name="Source_20_Text"><text:s text:c="8"/>case when (pgc.contype = 'p') then 'no' else 'yes' end as is_nullable,</text:span></text:p>
      <text:p text:style-name="Preformatted_20_Text"><text:span text:style-name="Source_20_Text"><text:s text:c="8"/>'integer' as data_type,</text:span></text:p>
      <text:p text:style-name="Preformatted_20_Text"><text:span text:style-name="Source_20_Text"><text:s text:c="8"/>'0' as numeric_scale,</text:span></text:p>
      <text:p text:style-name="Preformatted_20_Text"><text:span text:style-name="Source_20_Text"><text:s text:c="8"/>'32' as numeric_precision</text:span></text:p>
      <text:p text:style-name="Preformatted_20_Text"><text:span text:style-name="Source_20_Text"><text:s text:c="4"/>from</text:span></text:p>
      <text:p text:style-name="Preformatted_20_Text"><text:span text:style-name="Source_20_Text"><text:s text:c="8"/>pg_constraint as pgc</text:span></text:p>
      <text:p text:style-name="Preformatted_20_Text"><text:span text:style-name="Source_20_Text"><text:s text:c="8"/>join pg_namespace nsp on nsp.oid = pgc.connamespace</text:span></text:p>
      <text:p text:style-name="Preformatted_20_Text"><text:span text:style-name="Source_20_Text"><text:s text:c="8"/>join pg_class cls on pgc.conrelid = cls.oid</text:span></text:p>
      <text:p text:style-name="Preformatted_20_Text"><text:span text:style-name="Source_20_Text"><text:s text:c="8"/>join information_schema.key_column_usage kcu on kcu.constraint_name = pgc.conname</text:span></text:p>
      <text:p text:style-name="Preformatted_20_Text"><text:span text:style-name="Source_20_Text"><text:s text:c="8"/>left join information_schema.constraint_column_usage ccu on pgc.conname = ccu.constraint_name </text:span></text:p>
      <text:p text:style-name="Preformatted_20_Text"><text:span text:style-name="Source_20_Text"><text:s text:c="8"/>and nsp.nspname = ccu.constraint_schema</text:span></text:p>
      <text:p text:style-name="Preformatted_20_Text"><text:span text:style-name="Source_20_Text"><text:s text:c="5"/>union</text:span></text:p>
      <text:p text:style-name="Preformatted_20_Text"><text:span text:style-name="Source_20_Text"><text:s text:c="8"/>select </text:span></text:p>
      <text:p text:style-name="Preformatted_20_Text"><text:span text:style-name="Source_20_Text"><text:s text:c="12"/>null as constraint_type ,</text:span></text:p>
      <text:p text:style-name="Preformatted_20_Text"><text:span text:style-name="Source_20_Text"><text:s text:c="12"/>table_schema,</text:span></text:p>
      <text:p text:style-name="Preformatted_20_Text"><text:span text:style-name="Source_20_Text"><text:s text:c="12"/>table_name,</text:span></text:p>
      <text:p text:style-name="Preformatted_20_Text"><text:span text:style-name="Source_20_Text"><text:s text:c="12"/>column_name, </text:span></text:p>
      <text:p text:style-name="Preformatted_20_Text"><text:span text:style-name="Source_20_Text"><text:s text:c="12"/>null as refrence_table, </text:span></text:p>
      <text:p text:style-name="Preformatted_20_Text"><text:span text:style-name="Source_20_Text"><text:s text:c="12"/>null as refrence_col, </text:span></text:p>
      <text:p text:style-name="Preformatted_20_Text"><text:span text:style-name="Source_20_Text"><text:s text:c="12"/>'no' as auto_inc,</text:span></text:p>
      <text:p text:style-name="Preformatted_20_Text"><text:span text:style-name="Source_20_Text"><text:s text:c="12"/>is_nullable,</text:span></text:p>
      <text:p text:style-name="Preformatted_20_Text"><text:span text:style-name="Source_20_Text"><text:s text:c="12"/>data_type,</text:span></text:p>
      <text:p text:style-name="Preformatted_20_Text"><text:span text:style-name="Source_20_Text"><text:s text:c="12"/>numeric_scale,</text:span></text:p>
      <text:p text:style-name="Preformatted_20_Text"><text:span text:style-name="Source_20_Text"><text:s text:c="12"/>numeric_precision</text:span></text:p>
      <text:p text:style-name="Preformatted_20_Text"><text:span text:style-name="Source_20_Text"><text:s text:c="8"/>from information_schema.columns cols </text:span></text:p>
      <text:p text:style-name="Preformatted_20_Text"><text:span text:style-name="Source_20_Text"><text:s text:c="8"/>where </text:span></text:p>
      <text:p text:style-name="Preformatted_20_Text"><text:span text:style-name="Source_20_Text"><text:s text:c="12"/>table_schema = 'public'</text:span></text:p>
      <text:p text:style-name="Preformatted_20_Text"><text:span text:style-name="Source_20_Text"><text:s text:c="12"/>and concat(table_name, column_name) not in(</text:span></text:p>
      <text:p text:style-name="Preformatted_20_Text"><text:span text:style-name="Source_20_Text"><text:s text:c="16"/>select concat(kcu.table_name, kcu.column_name)</text:span></text:p>
      <text:p text:style-name="Preformatted_20_Text"><text:span text:style-name="Source_20_Text"><text:s text:c="16"/>from</text:span></text:p>
      <text:p text:style-name="Preformatted_20_Text"><text:span text:style-name="Source_20_Text"><text:s text:c="16"/>pg_constraint as pgc</text:span></text:p>
      <text:p text:style-name="Preformatted_20_Text"><text:soft-page-break/><text:span text:style-name="Source_20_Text"><text:s text:c="16"/>join pg_namespace nsp on nsp.oid = pgc.connamespace</text:span></text:p>
      <text:p text:style-name="Preformatted_20_Text"><text:span text:style-name="Source_20_Text"><text:s text:c="16"/>join pg_class cls on pgc.conrelid = cls.oid</text:span></text:p>
      <text:p text:style-name="Preformatted_20_Text"><text:span text:style-name="Source_20_Text"><text:s text:c="16"/>join information_schema.key_column_usage kcu on kcu.constraint_name = pgc.conname</text:span></text:p>
      <text:p text:style-name="Preformatted_20_Text"><text:span text:style-name="Source_20_Text"><text:s text:c="16"/>left join information_schema.constraint_column_usage ccu on pgc.conname = ccu.constraint_name </text:span></text:p>
      <text:p text:style-name="Preformatted_20_Text"><text:span text:style-name="Source_20_Text"><text:s text:c="16"/>and nsp.nspname = ccu.constraint_schema</text:span></text:p>
      <text:p text:style-name="Preformatted_20_Text"><text:span text:style-name="Source_20_Text"><text:s text:c="12"/>)</text:span></text:p>
      <text:p text:style-name="Preformatted_20_Text"><text:span text:style-name="Source_20_Text"><text:s text:c="4"/>) as foo</text:span></text:p>
      <text:p text:style-name="Preformatted_20_Text"><text:span text:style-name="Source_20_Text">order by table_name asc, column_name</text:span></text:p>
      <text:p text:style-name="P2"><text:span text:style-name="Source_20_Text"><text:s text:c="4"/></text:span></text:p>
      <text:p text:style-name="Standard">--------------------------------------------------------------------------------------------------------</text:p>
      <text:p text:style-name="Standard"/>
      <text:p text:style-name="Text_20_body">The previous answer showed unreadable checks column that was compiled or something</text:p>
      <text:p text:style-name="Text_20_body"><text:a xlink:type="simple" xlink:href="https://database.dev/list-all-constraint" text:style-name="Internet_20_link" text:visited-style-name="Visited_20_Internet_20_Link">This query</text:a> results are readable in all directions</text:p>
      <text:p text:style-name="Preformatted_20_Text"><text:span text:style-name="Source_20_Text">select tc.table_schema,</text:span></text:p>
      <text:p text:style-name="Preformatted_20_Text"><text:span text:style-name="Source_20_Text"><text:s text:c="2"/>tc.table_name,</text:span></text:p>
      <text:p text:style-name="Preformatted_20_Text"><text:span text:style-name="Source_20_Text"><text:s text:c="2"/>string_agg(col.column_name, ', ') as columns,</text:span></text:p>
      <text:p text:style-name="Preformatted_20_Text"><text:span text:style-name="Source_20_Text"><text:s text:c="2"/>tc.constraint_name,</text:span></text:p>
      <text:p text:style-name="Preformatted_20_Text"><text:span text:style-name="Source_20_Text"><text:s text:c="2"/>cc.check_clause</text:span></text:p>
      <text:p text:style-name="Preformatted_20_Text"><text:span text:style-name="Source_20_Text">from information_schema.table_constraints tc</text:span></text:p>
      <text:p text:style-name="Preformatted_20_Text"><text:span text:style-name="Source_20_Text">join information_schema.check_constraints cc</text:span></text:p>
      <text:p text:style-name="Preformatted_20_Text"><text:span text:style-name="Source_20_Text"><text:s text:c="2"/>on tc.constraint_schema = cc.constraint_schema</text:span></text:p>
      <text:p text:style-name="Preformatted_20_Text"><text:span text:style-name="Source_20_Text"><text:s text:c="2"/>and tc.constraint_name = cc.constraint_name</text:span></text:p>
      <text:p text:style-name="Preformatted_20_Text"><text:span text:style-name="Source_20_Text">join pg_namespace nsp on nsp.nspname = cc.constraint_schema</text:span></text:p>
      <text:p text:style-name="Preformatted_20_Text"><text:span text:style-name="Source_20_Text">join pg_constraint pgc on pgc.conname = cc.constraint_name</text:span></text:p>
      <text:p text:style-name="Preformatted_20_Text"><text:span text:style-name="Source_20_Text"><text:s text:c="2"/>and pgc.connamespace = nsp.oid</text:span></text:p>
      <text:p text:style-name="Preformatted_20_Text"><text:span text:style-name="Source_20_Text"><text:s text:c="2"/>and pgc.contype = 'c'</text:span></text:p>
      <text:p text:style-name="Preformatted_20_Text"><text:span text:style-name="Source_20_Text">join information_schema.columns col</text:span></text:p>
      <text:p text:style-name="Preformatted_20_Text"><text:span text:style-name="Source_20_Text"><text:s text:c="2"/>on col.table_schema = tc.table_schema</text:span></text:p>
      <text:p text:style-name="Preformatted_20_Text"><text:span text:style-name="Source_20_Text"><text:s text:c="2"/>and col.table_name = tc.table_name</text:span></text:p>
      <text:p text:style-name="Preformatted_20_Text"><text:span text:style-name="Source_20_Text"><text:s text:c="2"/>and col.ordinal_position = ANY(pgc.conkey)</text:span></text:p>
      <text:p text:style-name="Preformatted_20_Text"><text:span text:style-name="Source_20_Text">where tc.constraint_schema not in('pg_catalog', 'information_schema')</text:span></text:p>
      <text:p text:style-name="Preformatted_20_Text"><text:span text:style-name="Source_20_Text">group by tc.table_schema,</text:span></text:p>
      <text:p text:style-name="Preformatted_20_Text"><text:span text:style-name="Source_20_Text"><text:s text:c="2"/>tc.table_name,</text:span></text:p>
      <text:p text:style-name="Preformatted_20_Text"><text:span text:style-name="Source_20_Text"><text:s text:c="2"/>tc.constraint_name,</text:span></text:p>
      <text:p text:style-name="Preformatted_20_Text"><text:span text:style-name="Source_20_Text"><text:s text:c="2"/>cc.check_clause</text:span></text:p>
      <text:p text:style-name="Preformatted_20_Text"><text:span text:style-name="Source_20_Text">order by tc.table_schema,</text:span></text:p>
      <text:p text:style-name="P2"><text:span text:style-name="Source_20_Text"><text:s text:c="2"/>tc.table_name;</text:span></text:p>
      <text:p text:style-name="P21">--------------------------------------------------------------------------------------------------------</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0:42:30.513703015</meta:creation-date>
    <dc:date>2023-11-23T13:06:11.178131177</dc:date>
    <meta:editing-duration>PT57M3S</meta:editing-duration>
    <meta:editing-cycles>12</meta:editing-cycles>
    <meta:generator>LibreOffice/7.5.7.1$Linux_X86_64 LibreOffice_project/50$Build-1</meta:generator>
    <meta:document-statistic meta:table-count="22" meta:image-count="0" meta:object-count="0" meta:page-count="11" meta:paragraph-count="449" meta:word-count="2725" meta:character-count="19438" meta:non-whitespace-character-count="15747"/>
  </office:meta>
</office:document-meta>
</file>